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79pt"/>
    </style:style>
    <style:style style:name="co3" style:family="table-column">
      <style:table-column-properties fo:break-before="auto" style:column-width="60.6pt"/>
    </style:style>
    <style:style style:name="co4" style:family="table-column">
      <style:table-column-properties fo:break-before="auto" style:column-width="79.85pt"/>
    </style:style>
    <style:style style:name="co5" style:family="table-column">
      <style:table-column-properties fo:break-before="auto" style:column-width="117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61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R/cell</text:p>
          </table:table-cell>
          <table:table-cell office:value-type="string" calcext:value-type="string">
            <text:p>nM R/cell</text:p>
          </table:table-cell>
          <table:table-cell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table:style-name="ce1" office:value-type="string" calcext:value-type="string">
            <text:p>6-well</text:p>
          </table:table-cell>
          <table:table-cell office:value-type="string" calcext:value-type="string">
            <text:p>12-well</text:p>
          </table:table-cell>
          <table:table-cell table:number-columns-repeated="6"/>
          <table:table-cell table:style-name="ce5" office:value-type="string" calcext:value-type="string" table:number-columns-spanned="3" table:number-rows-spanned="1">
            <text:p>well volumetric conc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D10]/(6.02E+023))/(0.000000001)" office:value-type="float" office:value="0.0000000000398671096345515" calcext:value-type="float">
            <text:p>3.98671096345515E-11</text:p>
          </table:table-cell>
          <table:table-cell table:formula="of:=[.E10]/(0.00000008)" office:value-type="float" office:value="0.000498338870431894" calcext:value-type="float">
            <text:p>0.0004983389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([.E10]*(3500000))/0.07" office:value-type="float" office:value="0.00199335548172757" calcext:value-type="float">
            <text:p>0.0019933555</text:p>
          </table:table-cell>
          <table:table-cell table:formula="of:=([.E10]*2000000)/0.03" office:value-type="float" office:value="0.0026578073089701" calcext:value-type="float">
            <text:p>0.0026578073</text:p>
          </table:table-cell>
          <table:table-cell/>
          <table:table-cell table:formula="of:=[.G10]/[.F10]" office:value-type="float" office:value="2.88759333333333" calcext:value-type="float">
            <text:p>2.8875933333</text:p>
          </table:table-cell>
          <table:table-cell table:formula="of:=[.G10]/[.H10]" office:value-type="float" office:value="0.721898333333333" calcext:value-type="float">
            <text:p>0.7218983333</text:p>
          </table:table-cell>
          <table:table-cell table:formula="of:=[.G10]/[.I10]" office:value-type="float" office:value="0.54142375" calcext:value-type="float">
            <text:p>0.54142375</text:p>
          </table:table-cell>
          <table:table-cell table:number-columns-repeated="2"/>
          <table:table-cell office:value-type="float" office:value="24000" calcext:value-type="float">
            <text:p>24000</text:p>
          </table:table-cell>
          <table:table-cell office:value-type="float" office:value="0.0000398671096345515" calcext:value-type="float">
            <text:p>3.98671096345515E-05</text:p>
          </table:table-cell>
          <table:table-cell office:value-type="float" office:value="0.00132890365448505" calcext:value-type="float">
            <text:p>0.001328903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D11]/(6.02E+023))/(0.000000001)" office:value-type="float" office:value="0.0000000000714285714285714" calcext:value-type="float">
            <text:p>7.14285714285714E-11</text:p>
          </table:table-cell>
          <table:table-cell table:formula="of:=[.E11]/(0.00000008)" office:value-type="float" office:value="0.000892857142857143" calcext:value-type="float">
            <text:p>0.0008928571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([.E11]*(3500000))/0.07" office:value-type="float" office:value="0.00357142857142857" calcext:value-type="float">
            <text:p>0.0035714286</text:p>
          </table:table-cell>
          <table:table-cell table:formula="of:=([.E11]*2000000)/0.03" office:value-type="float" office:value="0.00476190476190476" calcext:value-type="float">
            <text:p>0.0047619048</text:p>
          </table:table-cell>
          <table:table-cell/>
          <table:table-cell table:formula="of:=[.G11]/[.F11]" office:value-type="float" office:value="2.71264" calcext:value-type="float">
            <text:p>2.71264</text:p>
          </table:table-cell>
          <table:table-cell table:formula="of:=[.G11]/[.H11]" office:value-type="float" office:value="0.67816" calcext:value-type="float">
            <text:p>0.67816</text:p>
          </table:table-cell>
          <table:table-cell table:formula="of:=[.G11]/[.I11]" office:value-type="float" office:value="0.50862" calcext:value-type="float">
            <text:p>0.50862</text:p>
          </table:table-cell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0.0000714285714285714" calcext:value-type="float">
            <text:p>7.14285714285714E-05</text:p>
          </table:table-cell>
          <table:table-cell office:value-type="float" office:value="0.00238095238095238" calcext:value-type="float">
            <text:p>0.002380952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D12]/(6.02E+023))/(0.000000001)" office:value-type="float" office:value="0.000000000152823920265781" calcext:value-type="float">
            <text:p>1.52823920265781E-10</text:p>
          </table:table-cell>
          <table:table-cell table:formula="of:=[.E12]/(0.00000008)" office:value-type="float" office:value="0.00191029900332226" calcext:value-type="float">
            <text:p>0.001910299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([.E12]*(3500000))/0.07" office:value-type="float" office:value="0.00764119601328904" calcext:value-type="float">
            <text:p>0.007641196</text:p>
          </table:table-cell>
          <table:table-cell table:formula="of:=([.E12]*2000000)/0.03" office:value-type="float" office:value="0.0101882613510521" calcext:value-type="float">
            <text:p>0.0101882614</text:p>
          </table:table-cell>
          <table:table-cell/>
          <table:table-cell table:formula="of:=[.G12]/[.F12]" office:value-type="float" office:value="1.77563826086957" calcext:value-type="float">
            <text:p>1.7756382609</text:p>
          </table:table-cell>
          <table:table-cell table:formula="of:=[.G12]/[.H12]" office:value-type="float" office:value="0.443909565217391" calcext:value-type="float">
            <text:p>0.4439095652</text:p>
          </table:table-cell>
          <table:table-cell table:formula="of:=[.G12]/[.I12]" office:value-type="float" office:value="0.332932173913043" calcext:value-type="float">
            <text:p>0.3329321739</text:p>
          </table:table-cell>
          <table:table-cell table:number-columns-repeated="2"/>
          <table:table-cell office:value-type="float" office:value="92000" calcext:value-type="float">
            <text:p>92000</text:p>
          </table:table-cell>
          <table:table-cell office:value-type="float" office:value="0.000152823920265781" calcext:value-type="float">
            <text:p>0.0001528239</text:p>
          </table:table-cell>
          <table:table-cell office:value-type="float" office:value="0.00509413067552603" calcext:value-type="float">
            <text:p>0.005094130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13]/(6.02E+023))/(0.000000001)" office:value-type="float" office:value="0.000000000199335548172757" calcext:value-type="float">
            <text:p>1.99335548172757E-10</text:p>
          </table:table-cell>
          <table:table-cell table:formula="of:=[.E13]/(0.00000008)" office:value-type="float" office:value="0.00249169435215947" calcext:value-type="float">
            <text:p>0.0024916944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([.E13]*(3500000))/0.07" office:value-type="float" office:value="0.00996677740863787" calcext:value-type="float">
            <text:p>0.0099667774</text:p>
          </table:table-cell>
          <table:table-cell table:formula="of:=([.E13]*2000000)/0.03" office:value-type="float" office:value="0.0132890365448505" calcext:value-type="float">
            <text:p>0.0132890365</text:p>
          </table:table-cell>
          <table:table-cell/>
          <table:table-cell table:formula="of:=[.G13]/[.F13]" office:value-type="float" office:value="1.090824" calcext:value-type="float">
            <text:p>1.090824</text:p>
          </table:table-cell>
          <table:table-cell table:formula="of:=[.G13]/[.H13]" office:value-type="float" office:value="0.272706" calcext:value-type="float">
            <text:p>0.272706</text:p>
          </table:table-cell>
          <table:table-cell table:formula="of:=[.G13]/[.I13]" office:value-type="float" office:value="0.2045295" calcext:value-type="float">
            <text:p>0.204529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D14]/(6.02E+023))/(0.000000001)" office:value-type="float" office:value="0.000000000383720930232558" calcext:value-type="float">
            <text:p>3.83720930232558E-10</text:p>
          </table:table-cell>
          <table:table-cell table:formula="of:=[.E14]/(0.00000008)" office:value-type="float" office:value="0.00479651162790698" calcext:value-type="float">
            <text:p>0.0047965116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([.E14]*(3500000))/0.07" office:value-type="float" office:value="0.0191860465116279" calcext:value-type="float">
            <text:p>0.0191860465</text:p>
          </table:table-cell>
          <table:table-cell table:formula="of:=([.E14]*2000000)/0.03" office:value-type="float" office:value="0.0255813953488372" calcext:value-type="float">
            <text:p>0.0255813953</text:p>
          </table:table-cell>
          <table:table-cell/>
          <table:table-cell table:formula="of:=[.G14]/[.F14]" office:value-type="float" office:value="2.53517575757576" calcext:value-type="float">
            <text:p>2.5351757576</text:p>
          </table:table-cell>
          <table:table-cell table:formula="of:=[.G14]/[.H14]" office:value-type="float" office:value="0.633793939393939" calcext:value-type="float">
            <text:p>0.6337939394</text:p>
          </table:table-cell>
          <table:table-cell table:formula="of:=[.G14]/[.I14]" office:value-type="float" office:value="0.475345454545455" calcext:value-type="float">
            <text:p>0.4753454545</text:p>
          </table:table-cell>
          <table:table-cell table:number-columns-repeated="2"/>
          <table:table-cell office:value-type="float" office:value="231000" calcext:value-type="float">
            <text:p>231000</text:p>
          </table:table-cell>
          <table:table-cell office:value-type="float" office:value="0.000383720930232558" calcext:value-type="float">
            <text:p>0.0003837209</text:p>
          </table:table-cell>
          <table:table-cell office:value-type="float" office:value="0.0127906976744186" calcext:value-type="float">
            <text:p>0.012790697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D15]/(6.02E+023))/(0.000000001)" office:value-type="float" office:value="0.000000000742524916943522" calcext:value-type="float">
            <text:p>7.42524916943522E-10</text:p>
          </table:table-cell>
          <table:table-cell table:formula="of:=[.E15]/(0.00000008)" office:value-type="float" office:value="0.00928156146179402" calcext:value-type="float">
            <text:p>0.0092815615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([.E15]*(3500000))/0.07" office:value-type="float" office:value="0.0371262458471761" calcext:value-type="float">
            <text:p>0.0371262458</text:p>
          </table:table-cell>
          <table:table-cell table:formula="of:=([.E15]*2000000)/0.03" office:value-type="float" office:value="0.0495016611295681" calcext:value-type="float">
            <text:p>0.0495016611</text:p>
          </table:table-cell>
          <table:table-cell/>
          <table:table-cell table:formula="of:=[.G15]/[.F15]" office:value-type="float" office:value="2.79478836689038" calcext:value-type="float">
            <text:p>2.7947883669</text:p>
          </table:table-cell>
          <table:table-cell table:formula="of:=[.G15]/[.H15]" office:value-type="float" office:value="0.698697091722595" calcext:value-type="float">
            <text:p>0.6986970917</text:p>
          </table:table-cell>
          <table:table-cell table:formula="of:=[.G15]/[.I15]" office:value-type="float" office:value="0.524022818791946" calcext:value-type="float">
            <text:p>0.5240228188</text:p>
          </table:table-cell>
          <table:table-cell table:number-columns-repeated="2"/>
          <table:table-cell office:value-type="float" office:value="447000" calcext:value-type="float">
            <text:p>447000</text:p>
          </table:table-cell>
          <table:table-cell office:value-type="float" office:value="0.000742524916943522" calcext:value-type="float">
            <text:p>0.0007425249</text:p>
          </table:table-cell>
          <table:table-cell office:value-type="float" office:value="0.0247508305647841" calcext:value-type="float">
            <text:p>0.0247508306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D16]/(6.02E+023))/(0.000000001)" office:value-type="float" office:value="0.0000000000332225913621262" calcext:value-type="float">
            <text:p>3.32225913621262E-11</text:p>
          </table:table-cell>
          <table:table-cell table:formula="of:=[.E16]/(0.00000008)" office:value-type="float" office:value="0.000415282392026578" calcext:value-type="float">
            <text:p>0.000415282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([.E16]*(3500000))/0.07" office:value-type="float" office:value="0.00166112956810631" calcext:value-type="float">
            <text:p>0.0016611296</text:p>
          </table:table-cell>
          <table:table-cell table:formula="of:=([.E16]*2000000)/0.03" office:value-type="float" office:value="0.00221483942414175" calcext:value-type="float">
            <text:p>0.0022148394</text:p>
          </table:table-cell>
          <table:table-cell/>
          <table:table-cell table:formula="of:=[.G16]/[.F16]" office:value-type="float" office:value="1.4180712" calcext:value-type="float">
            <text:p>1.4180712</text:p>
          </table:table-cell>
          <table:table-cell table:formula="of:=[.G16]/[.H16]" office:value-type="float" office:value="0.3545178" calcext:value-type="float">
            <text:p>0.3545178</text:p>
          </table:table-cell>
          <table:table-cell table:formula="of:=[.G16]/[.I16]" office:value-type="float" office:value="0.26588835" calcext:value-type="float">
            <text:p>0.2658883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0332225913621262" calcext:value-type="float">
            <text:p>3.32225913621262E-05</text:p>
          </table:table-cell>
          <table:table-cell office:value-type="float" office:value="0.00110741971207088" calcext:value-type="float">
            <text:p>0.001107419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D17]/(6.02E+023))/(0.000000001)" office:value-type="float" office:value="0.0000000000764119601328904" calcext:value-type="float">
            <text:p>7.64119601328904E-11</text:p>
          </table:table-cell>
          <table:table-cell table:formula="of:=[.E17]/(0.00000008)" office:value-type="float" office:value="0.00095514950166113" calcext:value-type="float">
            <text:p>0.0009551495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([.E17]*(3500000))/0.07" office:value-type="float" office:value="0.00382059800664452" calcext:value-type="float">
            <text:p>0.003820598</text:p>
          </table:table-cell>
          <table:table-cell table:formula="of:=([.E17]*2000000)/0.03" office:value-type="float" office:value="0.00509413067552603" calcext:value-type="float">
            <text:p>0.0050941307</text:p>
          </table:table-cell>
          <table:table-cell/>
          <table:table-cell table:formula="of:=[.G17]/[.F17]" office:value-type="float" office:value="2.66345739130435" calcext:value-type="float">
            <text:p>2.6634573913</text:p>
          </table:table-cell>
          <table:table-cell table:formula="of:=[.G17]/[.H17]" office:value-type="float" office:value="0.665864347826087" calcext:value-type="float">
            <text:p>0.6658643478</text:p>
          </table:table-cell>
          <table:table-cell table:formula="of:=[.G17]/[.I17]" office:value-type="float" office:value="0.499398260869565" calcext:value-type="float">
            <text:p>0.4993982609</text:p>
          </table:table-cell>
          <table:table-cell table:number-columns-repeated="2"/>
          <table:table-cell office:value-type="float" office:value="46000" calcext:value-type="float">
            <text:p>46000</text:p>
          </table:table-cell>
          <table:table-cell office:value-type="float" office:value="0.0000764119601328904" calcext:value-type="float">
            <text:p>0.000076412</text:p>
          </table:table-cell>
          <table:table-cell office:value-type="float" office:value="0.00254706533776301" calcext:value-type="float">
            <text:p>0.002547065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D18]/(6.02E+023))/(0.000000001)" office:value-type="float" office:value="0.00000000031063122923588" calcext:value-type="float">
            <text:p>3.1063122923588E-10</text:p>
          </table:table-cell>
          <table:table-cell table:formula="of:=[.E18]/(0.00000008)" office:value-type="float" office:value="0.0038828903654485" calcext:value-type="float">
            <text:p>0.0038828904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([.E18]*(3500000))/0.07" office:value-type="float" office:value="0.015531561461794" calcext:value-type="float">
            <text:p>0.0155315615</text:p>
          </table:table-cell>
          <table:table-cell table:formula="of:=([.E18]*2000000)/0.03" office:value-type="float" office:value="0.0207087486157254" calcext:value-type="float">
            <text:p>0.0207087486</text:p>
          </table:table-cell>
          <table:table-cell/>
          <table:table-cell table:formula="of:=[.G18]/[.F18]" office:value-type="float" office:value="1.65598288770054" calcext:value-type="float">
            <text:p>1.6559828877</text:p>
          </table:table-cell>
          <table:table-cell table:formula="of:=[.G18]/[.H18]" office:value-type="float" office:value="0.413995721925134" calcext:value-type="float">
            <text:p>0.4139957219</text:p>
          </table:table-cell>
          <table:table-cell table:formula="of:=[.G18]/[.I18]" office:value-type="float" office:value="0.31049679144385" calcext:value-type="float">
            <text:p>0.3104967914</text:p>
          </table:table-cell>
          <table:table-cell table:number-columns-repeated="2"/>
          <table:table-cell office:value-type="float" office:value="187000" calcext:value-type="float">
            <text:p>187000</text:p>
          </table:table-cell>
          <table:table-cell office:value-type="float" office:value="0.00031063122923588" calcext:value-type="float">
            <text:p>0.0003106312</text:p>
          </table:table-cell>
          <table:table-cell office:value-type="float" office:value="0.0103543743078627" calcext:value-type="float">
            <text:p>0.010354374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D19]/(6.02E+023))/(0.000000001)" office:value-type="float" office:value="0.000000000425249169435216" calcext:value-type="float">
            <text:p>4.25249169435216E-10</text:p>
          </table:table-cell>
          <table:table-cell table:formula="of:=[.E19]/(0.00000008)" office:value-type="float" office:value="0.0053156146179402" calcext:value-type="float">
            <text:p>0.0053156146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([.E19]*(3500000))/0.07" office:value-type="float" office:value="0.0212624584717608" calcext:value-type="float">
            <text:p>0.0212624585</text:p>
          </table:table-cell>
          <table:table-cell table:formula="of:=([.E19]*2000000)/0.03" office:value-type="float" office:value="0.0283499446290144" calcext:value-type="float">
            <text:p>0.0283499446</text:p>
          </table:table-cell>
          <table:table-cell/>
          <table:table-cell table:formula="of:=[.G19]/[.F19]" office:value-type="float" office:value="2.37601875" calcext:value-type="float">
            <text:p>2.37601875</text:p>
          </table:table-cell>
          <table:table-cell table:formula="of:=[.G19]/[.H19]" office:value-type="float" office:value="0.5940046875" calcext:value-type="float">
            <text:p>0.5940046875</text:p>
          </table:table-cell>
          <table:table-cell table:formula="of:=[.G19]/[.I19]" office:value-type="float" office:value="0.445503515625" calcext:value-type="float">
            <text:p>0.4455035156</text:p>
          </table:table-cell>
          <table:table-cell table:number-columns-repeated="2"/>
          <table:table-cell office:value-type="float" office:value="256000" calcext:value-type="float">
            <text:p>256000</text:p>
          </table:table-cell>
          <table:table-cell office:value-type="float" office:value="0.000425249169435216" calcext:value-type="float">
            <text:p>0.0004252492</text:p>
          </table:table-cell>
          <table:table-cell office:value-type="float" office:value="0.0141749723145072" calcext:value-type="float">
            <text:p>0.014174972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D20]/(6.02E+023))/(0.000000001)" office:value-type="float" office:value="0.00000000199335548172757" calcext:value-type="float">
            <text:p>0.000000002</text:p>
          </table:table-cell>
          <table:table-cell table:formula="of:=[.E20]/(0.00000008)" office:value-type="float" office:value="0.0249169435215947" calcext:value-type="float">
            <text:p>0.0249169435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([.E20]*(3500000))/0.07" office:value-type="float" office:value="0.0996677740863787" calcext:value-type="float">
            <text:p>0.0996677741</text:p>
          </table:table-cell>
          <table:table-cell table:formula="of:=([.E20]*2000000)/0.03" office:value-type="float" office:value="0.132890365448505" calcext:value-type="float">
            <text:p>0.1328903654</text:p>
          </table:table-cell>
          <table:table-cell/>
          <table:table-cell table:formula="of:=[.G20]/[.F20]" office:value-type="float" office:value="2.21094533333333" calcext:value-type="float">
            <text:p>2.2109453333</text:p>
          </table:table-cell>
          <table:table-cell table:formula="of:=[.G20]/[.H20]" office:value-type="float" office:value="0.552736333333333" calcext:value-type="float">
            <text:p>0.5527363333</text:p>
          </table:table-cell>
          <table:table-cell table:formula="of:=[.G20]/[.I20]" office:value-type="float" office:value="0.41455225" calcext:value-type="float">
            <text:p>0.41455225</text:p>
          </table:table-cell>
          <table:table-cell table:number-columns-repeated="2"/>
          <table:table-cell office:value-type="float" office:value="1200000" calcext:value-type="float">
            <text:p>1200000</text:p>
          </table:table-cell>
          <table:table-cell office:value-type="float" office:value="0.00199335548172757" calcext:value-type="float">
            <text:p>0.0019933555</text:p>
          </table:table-cell>
          <table:table-cell office:value-type="float" office:value="0.0664451827242525" calcext:value-type="float">
            <text:p>0.066445182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D21]/(6.02E+023))/(0.000000001)" office:value-type="float" office:value="0.0000000000199335548172757" calcext:value-type="float">
            <text:p>1.99335548172757E-11</text:p>
          </table:table-cell>
          <table:table-cell table:formula="of:=[.E21]/(0.00000008)" office:value-type="float" office:value="0.000249169435215947" calcext:value-type="float">
            <text:p>0.000249169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([.E21]*(3500000))/0.07" office:value-type="float" office:value="0.000996677740863787" calcext:value-type="float">
            <text:p>0.0009966777</text:p>
          </table:table-cell>
          <table:table-cell table:formula="of:=([.E21]*2000000)/0.03" office:value-type="float" office:value="0.00132890365448505" calcext:value-type="float">
            <text:p>0.0013289037</text:p>
          </table:table-cell>
          <table:table-cell/>
          <table:table-cell table:formula="of:=[.G21]/[.F21]" office:value-type="float" office:value="4.78790666666667" calcext:value-type="float">
            <text:p>4.7879066667</text:p>
          </table:table-cell>
          <table:table-cell table:formula="of:=[.G21]/[.H21]" office:value-type="float" office:value="1.19697666666667" calcext:value-type="float">
            <text:p>1.1969766667</text:p>
          </table:table-cell>
          <table:table-cell table:formula="of:=[.G21]/[.I21]" office:value-type="float" office:value="0.8977325" calcext:value-type="float">
            <text:p>0.8977325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000199335548172757" calcext:value-type="float">
            <text:p>1.99335548172757E-05</text:p>
          </table:table-cell>
          <table:table-cell office:value-type="float" office:value="0.000664451827242525" calcext:value-type="float">
            <text:p>0.000664451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D22]/(6.02E+023))/(0.000000001)" office:value-type="float" office:value="0.000000000136212624584718" calcext:value-type="float">
            <text:p>1.36212624584718E-10</text:p>
          </table:table-cell>
          <table:table-cell table:formula="of:=[.E22]/(0.00000008)" office:value-type="float" office:value="0.00170265780730897" calcext:value-type="float">
            <text:p>0.0017026578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([.E22]*(3500000))/0.07" office:value-type="float" office:value="0.00681063122923588" calcext:value-type="float">
            <text:p>0.0068106312</text:p>
          </table:table-cell>
          <table:table-cell table:formula="of:=([.E22]*2000000)/0.03" office:value-type="float" office:value="0.00908084163898118" calcext:value-type="float">
            <text:p>0.0090808416</text:p>
          </table:table-cell>
          <table:table-cell/>
          <table:table-cell table:formula="of:=[.G22]/[.F22]" office:value-type="float" office:value="2.06324487804878" calcext:value-type="float">
            <text:p>2.063244878</text:p>
          </table:table-cell>
          <table:table-cell table:formula="of:=[.G22]/[.H22]" office:value-type="float" office:value="0.515811219512195" calcext:value-type="float">
            <text:p>0.5158112195</text:p>
          </table:table-cell>
          <table:table-cell table:formula="of:=[.G22]/[.I22]" office:value-type="float" office:value="0.386858414634146" calcext:value-type="float">
            <text:p>0.3868584146</text:p>
          </table:table-cell>
          <table:table-cell table:number-columns-repeated="2"/>
          <table:table-cell office:value-type="float" office:value="82000" calcext:value-type="float">
            <text:p>82000</text:p>
          </table:table-cell>
          <table:table-cell office:value-type="float" office:value="0.000136212624584718" calcext:value-type="float">
            <text:p>0.0001362126</text:p>
          </table:table-cell>
          <table:table-cell office:value-type="float" office:value="0.00454042081949059" calcext:value-type="float">
            <text:p>0.00454042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D23]/(6.02E+023))/(0.000000001)" office:value-type="float" office:value="0.000000000177740863787375" calcext:value-type="float">
            <text:p>1.77740863787375E-10</text:p>
          </table:table-cell>
          <table:table-cell table:formula="of:=[.E23]/(0.00000008)" office:value-type="float" office:value="0.00222176079734219" calcext:value-type="float">
            <text:p>0.0022217608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([.E23]*(3500000))/0.07" office:value-type="float" office:value="0.00888704318936877" calcext:value-type="float">
            <text:p>0.0088870432</text:p>
          </table:table-cell>
          <table:table-cell table:formula="of:=([.E23]*2000000)/0.03" office:value-type="float" office:value="0.0118493909191584" calcext:value-type="float">
            <text:p>0.0118493909</text:p>
          </table:table-cell>
          <table:table-cell/>
          <table:table-cell table:formula="of:=[.G23]/[.F23]" office:value-type="float" office:value="2.7379185046729" calcext:value-type="float">
            <text:p>2.7379185047</text:p>
          </table:table-cell>
          <table:table-cell table:formula="of:=[.G23]/[.H23]" office:value-type="float" office:value="0.684479626168224" calcext:value-type="float">
            <text:p>0.6844796262</text:p>
          </table:table-cell>
          <table:table-cell table:formula="of:=[.G23]/[.I23]" office:value-type="float" office:value="0.513359719626168" calcext:value-type="float">
            <text:p>0.5133597196</text:p>
          </table:table-cell>
          <table:table-cell table:number-columns-repeated="2"/>
          <table:table-cell office:value-type="float" office:value="107000" calcext:value-type="float">
            <text:p>107000</text:p>
          </table:table-cell>
          <table:table-cell office:value-type="float" office:value="0.000177740863787375" calcext:value-type="float">
            <text:p>0.0001777409</text:p>
          </table:table-cell>
          <table:table-cell office:value-type="float" office:value="0.00592469545957918" calcext:value-type="float">
            <text:p>0.005924695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D24]/(6.02E+023))/(0.000000001)" office:value-type="float" office:value="0.000000000642857142857143" calcext:value-type="float">
            <text:p>6.42857142857143E-10</text:p>
          </table:table-cell>
          <table:table-cell table:formula="of:=[.E24]/(0.00000008)" office:value-type="float" office:value="0.00803571428571429" calcext:value-type="float">
            <text:p>0.008035714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([.E24]*(3500000))/0.07" office:value-type="float" office:value="0.0321428571428571" calcext:value-type="float">
            <text:p>0.0321428571</text:p>
          </table:table-cell>
          <table:table-cell table:formula="of:=([.E24]*2000000)/0.03" office:value-type="float" office:value="0.0428571428571429" calcext:value-type="float">
            <text:p>0.0428571429</text:p>
          </table:table-cell>
          <table:table-cell/>
          <table:table-cell table:formula="of:=[.G24]/[.F24]" office:value-type="float" office:value="2.44906666666667" calcext:value-type="float">
            <text:p>2.4490666667</text:p>
          </table:table-cell>
          <table:table-cell table:formula="of:=[.G24]/[.H24]" office:value-type="float" office:value="0.612266666666667" calcext:value-type="float">
            <text:p>0.6122666667</text:p>
          </table:table-cell>
          <table:table-cell table:formula="of:=[.G24]/[.I24]" office:value-type="float" office:value="0.4592" calcext:value-type="float">
            <text:p>0.4592</text:p>
          </table:table-cell>
          <table:table-cell table:number-columns-repeated="2"/>
          <table:table-cell office:value-type="float" office:value="387000" calcext:value-type="float">
            <text:p>387000</text:p>
          </table:table-cell>
          <table:table-cell office:value-type="float" office:value="0.000642857142857143" calcext:value-type="float">
            <text:p>0.0006428571</text:p>
          </table:table-cell>
          <table:table-cell office:value-type="float" office:value="0.0214285714285714" calcext:value-type="float">
            <text:p>0.02142857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D25]/(6.02E+023))/(0.000000001)" office:value-type="float" office:value="0.000000000833887043189369" calcext:value-type="float">
            <text:p>8.33887043189369E-10</text:p>
          </table:table-cell>
          <table:table-cell table:formula="of:=[.E25]/(0.00000008)" office:value-type="float" office:value="0.0104235880398671" calcext:value-type="float">
            <text:p>0.010423588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([.E25]*(3500000))/0.07" office:value-type="float" office:value="0.0416943521594684" calcext:value-type="float">
            <text:p>0.0416943522</text:p>
          </table:table-cell>
          <table:table-cell table:formula="of:=([.E25]*2000000)/0.03" office:value-type="float" office:value="0.0555924695459579" calcext:value-type="float">
            <text:p>0.0555924695</text:p>
          </table:table-cell>
          <table:table-cell/>
          <table:table-cell table:formula="of:=[.G25]/[.F25]" office:value-type="float" office:value="2.8905593625498" calcext:value-type="float">
            <text:p>2.8905593625</text:p>
          </table:table-cell>
          <table:table-cell table:formula="of:=[.G25]/[.H25]" office:value-type="float" office:value="0.72263984063745" calcext:value-type="float">
            <text:p>0.7226398406</text:p>
          </table:table-cell>
          <table:table-cell table:formula="of:=[.G25]/[.I25]" office:value-type="float" office:value="0.541979880478088" calcext:value-type="float">
            <text:p>0.5419798805</text:p>
          </table:table-cell>
          <table:table-cell table:number-columns-repeated="2"/>
          <table:table-cell office:value-type="float" office:value="502000" calcext:value-type="float">
            <text:p>502000</text:p>
          </table:table-cell>
          <table:table-cell office:value-type="float" office:value="0.000833887043189369" calcext:value-type="float">
            <text:p>0.000833887</text:p>
          </table:table-cell>
          <table:table-cell office:value-type="float" office:value="0.027796234772979" calcext:value-type="float">
            <text:p>0.027796234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D26]/(6.02E+023))/(0.000000001)" office:value-type="float" office:value="0.0000000026578073089701" calcext:value-type="float">
            <text:p>2.6578073089701E-09</text:p>
          </table:table-cell>
          <table:table-cell table:formula="of:=[.E26]/(0.00000008)" office:value-type="float" office:value="0.0332225913621262" calcext:value-type="float">
            <text:p>0.0332225914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([.E26]*(3500000))/0.07" office:value-type="float" office:value="0.132890365448505" calcext:value-type="float">
            <text:p>0.1328903654</text:p>
          </table:table-cell>
          <table:table-cell table:formula="of:=([.E26]*2000000)/0.03" office:value-type="float" office:value="0.17718715393134" calcext:value-type="float">
            <text:p>0.1771871539</text:p>
          </table:table-cell>
          <table:table-cell/>
          <table:table-cell table:formula="of:=[.G26]/[.F26]" office:value-type="float" office:value="2.78425" calcext:value-type="float">
            <text:p>2.78425</text:p>
          </table:table-cell>
          <table:table-cell table:formula="of:=[.G26]/[.H26]" office:value-type="float" office:value="0.6960625" calcext:value-type="float">
            <text:p>0.6960625</text:p>
          </table:table-cell>
          <table:table-cell table:formula="of:=[.G26]/[.I26]" office:value-type="float" office:value="0.522046875" calcext:value-type="float">
            <text:p>0.522046875</text:p>
          </table:table-cell>
          <table:table-cell table:number-columns-repeated="2"/>
          <table:table-cell office:value-type="float" office:value="1600000" calcext:value-type="float">
            <text:p>1600000</text:p>
          </table:table-cell>
          <table:table-cell office:value-type="float" office:value="0.0026578073089701" calcext:value-type="float">
            <text:p>0.0026578073</text:p>
          </table:table-cell>
          <table:table-cell office:value-type="float" office:value="0.08859357696567" calcext:value-type="float">
            <text:p>0.088593577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D27]/(6.02E+023))/(0.000000001)" office:value-type="float" office:value="0.0000000000681063122923588" calcext:value-type="float">
            <text:p>6.81063122923588E-11</text:p>
          </table:table-cell>
          <table:table-cell table:formula="of:=[.E27]/(0.00000008)" office:value-type="float" office:value="0.000851328903654485" calcext:value-type="float">
            <text:p>0.0008513289</text:p>
          </table:table-cell>
          <table:table-cell office:value-type="float" office:value="0.001192" calcext:value-type="float">
            <text:p>0.001192</text:p>
          </table:table-cell>
          <table:table-cell table:formula="of:=([.E27]*(3500000))/0.07" office:value-type="float" office:value="0.00340531561461794" calcext:value-type="float">
            <text:p>0.0034053156</text:p>
          </table:table-cell>
          <table:table-cell table:formula="of:=([.E27]*2000000)/0.03" office:value-type="float" office:value="0.00454042081949059" calcext:value-type="float">
            <text:p>0.0045404208</text:p>
          </table:table-cell>
          <table:table-cell/>
          <table:table-cell table:formula="of:=[.G27]/[.F27]" office:value-type="float" office:value="1.40016390243902" calcext:value-type="float">
            <text:p>1.4001639024</text:p>
          </table:table-cell>
          <table:table-cell table:formula="of:=[.G27]/[.H27]" office:value-type="float" office:value="0.350040975609756" calcext:value-type="float">
            <text:p>0.3500409756</text:p>
          </table:table-cell>
          <table:table-cell table:formula="of:=[.G27]/[.I27]" office:value-type="float" office:value="0.262530731707317" calcext:value-type="float">
            <text:p>0.2625307317</text:p>
          </table:table-cell>
          <table:table-cell table:number-columns-repeated="2"/>
          <table:table-cell office:value-type="float" office:value="41000" calcext:value-type="float">
            <text:p>41000</text:p>
          </table:table-cell>
          <table:table-cell office:value-type="float" office:value="0.0000681063122923588" calcext:value-type="float">
            <text:p>6.81063122923588E-05</text:p>
          </table:table-cell>
          <table:table-cell office:value-type="float" office:value="0.00227021040974529" calcext:value-type="float">
            <text:p>0.00227021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D28]/(6.02E+023))/(0.000000001)" office:value-type="float" office:value="0.000000000199335548172757" calcext:value-type="float">
            <text:p>1.99335548172757E-10</text:p>
          </table:table-cell>
          <table:table-cell table:formula="of:=[.E28]/(0.00000008)" office:value-type="float" office:value="0.00249169435215947" calcext:value-type="float">
            <text:p>0.0024916944</text:p>
          </table:table-cell>
          <table:table-cell office:value-type="float" office:value="0.003025" calcext:value-type="float">
            <text:p>0.003025</text:p>
          </table:table-cell>
          <table:table-cell table:formula="of:=([.E28]*(3500000))/0.07" office:value-type="float" office:value="0.00996677740863787" calcext:value-type="float">
            <text:p>0.0099667774</text:p>
          </table:table-cell>
          <table:table-cell table:formula="of:=([.E28]*2000000)/0.03" office:value-type="float" office:value="0.0132890365448505" calcext:value-type="float">
            <text:p>0.0132890365</text:p>
          </table:table-cell>
          <table:table-cell/>
          <table:table-cell table:formula="of:=[.G28]/[.F28]" office:value-type="float" office:value="1.21403333333333" calcext:value-type="float">
            <text:p>1.2140333333</text:p>
          </table:table-cell>
          <table:table-cell table:formula="of:=[.G28]/[.H28]" office:value-type="float" office:value="0.303508333333333" calcext:value-type="float">
            <text:p>0.3035083333</text:p>
          </table:table-cell>
          <table:table-cell table:formula="of:=[.G28]/[.I28]" office:value-type="float" office:value="0.22763125" calcext:value-type="float">
            <text:p>0.22763125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0199335548172757" calcext:value-type="float">
            <text:p>0.0001993355</text:p>
          </table:table-cell>
          <table:table-cell office:value-type="float" office:value="0.00664451827242525" calcext:value-type="float">
            <text:p>0.0066445183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D29]/(6.02E+023))/(0.000000001)" office:value-type="float" office:value="0.000000000287375415282392" calcext:value-type="float">
            <text:p>2.87375415282392E-10</text:p>
          </table:table-cell>
          <table:table-cell table:formula="of:=[.E29]/(0.00000008)" office:value-type="float" office:value="0.0035921926910299" calcext:value-type="float">
            <text:p>0.0035921927</text:p>
          </table:table-cell>
          <table:table-cell office:value-type="float" office:value="0.006534" calcext:value-type="float">
            <text:p>0.006534</text:p>
          </table:table-cell>
          <table:table-cell table:formula="of:=([.E29]*(3500000))/0.07" office:value-type="float" office:value="0.0143687707641196" calcext:value-type="float">
            <text:p>0.0143687708</text:p>
          </table:table-cell>
          <table:table-cell table:formula="of:=([.E29]*2000000)/0.03" office:value-type="float" office:value="0.0191583610188261" calcext:value-type="float">
            <text:p>0.019158361</text:p>
          </table:table-cell>
          <table:table-cell/>
          <table:table-cell table:formula="of:=[.G29]/[.F29]" office:value-type="float" office:value="1.81894473988439" calcext:value-type="float">
            <text:p>1.8189447399</text:p>
          </table:table-cell>
          <table:table-cell table:formula="of:=[.G29]/[.H29]" office:value-type="float" office:value="0.454736184971098" calcext:value-type="float">
            <text:p>0.454736185</text:p>
          </table:table-cell>
          <table:table-cell table:formula="of:=[.G29]/[.I29]" office:value-type="float" office:value="0.341052138728324" calcext:value-type="float">
            <text:p>0.3410521387</text:p>
          </table:table-cell>
          <table:table-cell table:number-columns-repeated="2"/>
          <table:table-cell office:value-type="float" office:value="173000" calcext:value-type="float">
            <text:p>173000</text:p>
          </table:table-cell>
          <table:table-cell office:value-type="float" office:value="0.000287375415282392" calcext:value-type="float">
            <text:p>0.0002873754</text:p>
          </table:table-cell>
          <table:table-cell office:value-type="float" office:value="0.00957918050941307" calcext:value-type="float">
            <text:p>0.009579180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D30]/(6.02E+023))/(0.000000001)" office:value-type="float" office:value="0.000000000490033222591362" calcext:value-type="float">
            <text:p>4.90033222591362E-10</text:p>
          </table:table-cell>
          <table:table-cell table:formula="of:=[.E30]/(0.00000008)" office:value-type="float" office:value="0.00612541528239203" calcext:value-type="float">
            <text:p>0.0061254153</text:p>
          </table:table-cell>
          <table:table-cell office:value-type="float" office:value="0.006316" calcext:value-type="float">
            <text:p>0.006316</text:p>
          </table:table-cell>
          <table:table-cell table:formula="of:=([.E30]*(3500000))/0.07" office:value-type="float" office:value="0.0245016611295681" calcext:value-type="float">
            <text:p>0.0245016611</text:p>
          </table:table-cell>
          <table:table-cell table:formula="of:=([.E30]*2000000)/0.03" office:value-type="float" office:value="0.0326688815060908" calcext:value-type="float">
            <text:p>0.0326688815</text:p>
          </table:table-cell>
          <table:table-cell/>
          <table:table-cell table:formula="of:=[.G30]/[.F30]" office:value-type="float" office:value="1.03111376271186" calcext:value-type="float">
            <text:p>1.0311137627</text:p>
          </table:table-cell>
          <table:table-cell table:formula="of:=[.G30]/[.H30]" office:value-type="float" office:value="0.257778440677966" calcext:value-type="float">
            <text:p>0.2577784407</text:p>
          </table:table-cell>
          <table:table-cell table:formula="of:=[.G30]/[.I30]" office:value-type="float" office:value="0.193333830508475" calcext:value-type="float">
            <text:p>0.1933338305</text:p>
          </table:table-cell>
          <table:table-cell table:number-columns-repeated="2"/>
          <table:table-cell office:value-type="float" office:value="295000" calcext:value-type="float">
            <text:p>295000</text:p>
          </table:table-cell>
          <table:table-cell office:value-type="float" office:value="0.000490033222591362" calcext:value-type="float">
            <text:p>0.0004900332</text:p>
          </table:table-cell>
          <table:table-cell office:value-type="float" office:value="0.0163344407530454" calcext:value-type="float">
            <text:p>0.016334440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D31]/(6.02E+023))/(0.000000001)" office:value-type="float" office:value="0.000000000636212624584718" calcext:value-type="float">
            <text:p>6.36212624584718E-10</text:p>
          </table:table-cell>
          <table:table-cell table:formula="of:=[.E31]/(0.00000008)" office:value-type="float" office:value="0.00795265780730897" calcext:value-type="float">
            <text:p>0.0079526578</text:p>
          </table:table-cell>
          <table:table-cell office:value-type="float" office:value="0.01723" calcext:value-type="float">
            <text:p>0.01723</text:p>
          </table:table-cell>
          <table:table-cell table:formula="of:=([.E31]*(3500000))/0.07" office:value-type="float" office:value="0.0318106312292359" calcext:value-type="float">
            <text:p>0.0318106312</text:p>
          </table:table-cell>
          <table:table-cell table:formula="of:=([.E31]*2000000)/0.03" office:value-type="float" office:value="0.0424141749723145" calcext:value-type="float">
            <text:p>0.042414175</text:p>
          </table:table-cell>
          <table:table-cell/>
          <table:table-cell table:formula="of:=[.G31]/[.F31]" office:value-type="float" office:value="2.16657127937337" calcext:value-type="float">
            <text:p>2.1665712794</text:p>
          </table:table-cell>
          <table:table-cell table:formula="of:=[.G31]/[.H31]" office:value-type="float" office:value="0.541642819843342" calcext:value-type="float">
            <text:p>0.5416428198</text:p>
          </table:table-cell>
          <table:table-cell table:formula="of:=[.G31]/[.I31]" office:value-type="float" office:value="0.406232114882507" calcext:value-type="float">
            <text:p>0.4062321149</text:p>
          </table:table-cell>
          <table:table-cell table:number-columns-repeated="2"/>
          <table:table-cell office:value-type="float" office:value="383000" calcext:value-type="float">
            <text:p>383000</text:p>
          </table:table-cell>
          <table:table-cell office:value-type="float" office:value="0.000636212624584718" calcext:value-type="float">
            <text:p>0.0006362126</text:p>
          </table:table-cell>
          <table:table-cell office:value-type="float" office:value="0.0212070874861573" calcext:value-type="float">
            <text:p>0.021207087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D32]/(6.02E+023))/(0.000000001)" office:value-type="float" office:value="0.00000000109634551495017" calcext:value-type="float">
            <text:p>1.09634551495017E-09</text:p>
          </table:table-cell>
          <table:table-cell table:formula="of:=[.E32]/(0.00000008)" office:value-type="float" office:value="0.0137043189368771" calcext:value-type="float">
            <text:p>0.0137043189</text:p>
          </table:table-cell>
          <table:table-cell office:value-type="float" office:value="0.02555" calcext:value-type="float">
            <text:p>0.02555</text:p>
          </table:table-cell>
          <table:table-cell table:formula="of:=([.E32]*(3500000))/0.07" office:value-type="float" office:value="0.0548172757475083" calcext:value-type="float">
            <text:p>0.0548172757</text:p>
          </table:table-cell>
          <table:table-cell table:formula="of:=([.E32]*2000000)/0.03" office:value-type="float" office:value="0.0730897009966778" calcext:value-type="float">
            <text:p>0.073089701</text:p>
          </table:table-cell>
          <table:table-cell/>
          <table:table-cell table:formula="of:=[.G32]/[.F32]" office:value-type="float" office:value="1.86437575757576" calcext:value-type="float">
            <text:p>1.8643757576</text:p>
          </table:table-cell>
          <table:table-cell table:formula="of:=[.G32]/[.H32]" office:value-type="float" office:value="0.466093939393939" calcext:value-type="float">
            <text:p>0.4660939394</text:p>
          </table:table-cell>
          <table:table-cell table:formula="of:=[.G32]/[.I32]" office:value-type="float" office:value="0.349570454545455" calcext:value-type="float">
            <text:p>0.3495704545</text:p>
          </table:table-cell>
          <table:table-cell table:number-columns-repeated="2"/>
          <table:table-cell office:value-type="float" office:value="660000" calcext:value-type="float">
            <text:p>660000</text:p>
          </table:table-cell>
          <table:table-cell office:value-type="float" office:value="0.00109634551495017" calcext:value-type="float">
            <text:p>0.0010963455</text:p>
          </table:table-cell>
          <table:table-cell office:value-type="float" office:value="0.0365448504983389" calcext:value-type="float">
            <text:p>0.0365448505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D33]/(6.02E+023))/(0.000000001)" office:value-type="float" office:value="0.0000000000365448504983389" calcext:value-type="float">
            <text:p>3.65448504983389E-11</text:p>
          </table:table-cell>
          <table:table-cell table:formula="of:=[.E33]/(0.00000008)" office:value-type="float" office:value="0.000456810631229236" calcext:value-type="float">
            <text:p>0.0004568106</text:p>
          </table:table-cell>
          <table:table-cell office:value-type="float" office:value="0.0005009" calcext:value-type="float">
            <text:p>0.0005009</text:p>
          </table:table-cell>
          <table:table-cell table:formula="of:=([.E33]*(3500000))/0.07" office:value-type="float" office:value="0.00182724252491694" calcext:value-type="float">
            <text:p>0.0018272425</text:p>
          </table:table-cell>
          <table:table-cell table:formula="of:=([.E33]*2000000)/0.03" office:value-type="float" office:value="0.00243632336655592" calcext:value-type="float">
            <text:p>0.0024363234</text:p>
          </table:table-cell>
          <table:table-cell/>
          <table:table-cell table:formula="of:=[.G33]/[.F33]" office:value-type="float" office:value="1.09651563636364" calcext:value-type="float">
            <text:p>1.0965156364</text:p>
          </table:table-cell>
          <table:table-cell table:formula="of:=[.G33]/[.H33]" office:value-type="float" office:value="0.274128909090909" calcext:value-type="float">
            <text:p>0.2741289091</text:p>
          </table:table-cell>
          <table:table-cell table:formula="of:=[.G33]/[.I33]" office:value-type="float" office:value="0.205596681818182" calcext:value-type="float">
            <text:p>0.2055966818</text:p>
          </table:table-cell>
          <table:table-cell table:number-columns-repeated="2"/>
          <table:table-cell office:value-type="float" office:value="22000" calcext:value-type="float">
            <text:p>22000</text:p>
          </table:table-cell>
          <table:table-cell office:value-type="float" office:value="0.0000365448504983389" calcext:value-type="float">
            <text:p>3.65448504983389E-05</text:p>
          </table:table-cell>
          <table:table-cell office:value-type="float" office:value="0.00121816168327796" calcext:value-type="float">
            <text:p>0.0012181617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D34]/(6.02E+023))/(0.000000001)" office:value-type="float" office:value="0.0000000000946843853820598" calcext:value-type="float">
            <text:p>9.46843853820598E-11</text:p>
          </table:table-cell>
          <table:table-cell table:formula="of:=[.E34]/(0.00000008)" office:value-type="float" office:value="0.00118355481727575" calcext:value-type="float">
            <text:p>0.0011835548</text:p>
          </table:table-cell>
          <table:table-cell office:value-type="float" office:value="0.001593" calcext:value-type="float">
            <text:p>0.001593</text:p>
          </table:table-cell>
          <table:table-cell table:formula="of:=([.E34]*(3500000))/0.07" office:value-type="float" office:value="0.00473421926910299" calcext:value-type="float">
            <text:p>0.0047342193</text:p>
          </table:table-cell>
          <table:table-cell table:formula="of:=([.E34]*2000000)/0.03" office:value-type="float" office:value="0.00631229235880399" calcext:value-type="float">
            <text:p>0.0063122924</text:p>
          </table:table-cell>
          <table:table-cell/>
          <table:table-cell table:formula="of:=[.G34]/[.F34]" office:value-type="float" office:value="1.34594526315789" calcext:value-type="float">
            <text:p>1.3459452632</text:p>
          </table:table-cell>
          <table:table-cell table:formula="of:=[.G34]/[.H34]" office:value-type="float" office:value="0.336486315789474" calcext:value-type="float">
            <text:p>0.3364863158</text:p>
          </table:table-cell>
          <table:table-cell table:formula="of:=[.G34]/[.I34]" office:value-type="float" office:value="0.252364736842105" calcext:value-type="float">
            <text:p>0.2523647368</text:p>
          </table:table-cell>
          <table:table-cell table:number-columns-repeated="2"/>
          <table:table-cell office:value-type="float" office:value="57000" calcext:value-type="float">
            <text:p>57000</text:p>
          </table:table-cell>
          <table:table-cell office:value-type="float" office:value="0.0000946843853820598" calcext:value-type="float">
            <text:p>9.46843853820598E-05</text:p>
          </table:table-cell>
          <table:table-cell office:value-type="float" office:value="0.00315614617940199" calcext:value-type="float">
            <text:p>0.0031561462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D35]/(6.02E+023))/(0.000000001)" office:value-type="float" office:value="0.00000000017109634551495" calcext:value-type="float">
            <text:p>1.7109634551495E-10</text:p>
          </table:table-cell>
          <table:table-cell table:formula="of:=[.E35]/(0.00000008)" office:value-type="float" office:value="0.00213870431893688" calcext:value-type="float">
            <text:p>0.0021387043</text:p>
          </table:table-cell>
          <table:table-cell office:value-type="float" office:value="0.00329" calcext:value-type="float">
            <text:p>0.00329</text:p>
          </table:table-cell>
          <table:table-cell table:formula="of:=([.E35]*(3500000))/0.07" office:value-type="float" office:value="0.00855481727574751" calcext:value-type="float">
            <text:p>0.0085548173</text:p>
          </table:table-cell>
          <table:table-cell table:formula="of:=([.E35]*2000000)/0.03" office:value-type="float" office:value="0.01140642303433" calcext:value-type="float">
            <text:p>0.011406423</text:p>
          </table:table-cell>
          <table:table-cell/>
          <table:table-cell table:formula="of:=[.G35]/[.F35]" office:value-type="float" office:value="1.5383145631068" calcext:value-type="float">
            <text:p>1.5383145631</text:p>
          </table:table-cell>
          <table:table-cell table:formula="of:=[.G35]/[.H35]" office:value-type="float" office:value="0.384578640776699" calcext:value-type="float">
            <text:p>0.3845786408</text:p>
          </table:table-cell>
          <table:table-cell table:formula="of:=[.G35]/[.I35]" office:value-type="float" office:value="0.288433980582524" calcext:value-type="float">
            <text:p>0.2884339806</text:p>
          </table:table-cell>
          <table:table-cell table:number-columns-repeated="2"/>
          <table:table-cell office:value-type="float" office:value="103000" calcext:value-type="float">
            <text:p>103000</text:p>
          </table:table-cell>
          <table:table-cell office:value-type="float" office:value="0.00017109634551495" calcext:value-type="float">
            <text:p>0.0001710963</text:p>
          </table:table-cell>
          <table:table-cell office:value-type="float" office:value="0.00570321151716501" calcext:value-type="float">
            <text:p>0.0057032115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D36]/(6.02E+023))/(0.000000001)" office:value-type="float" office:value="0.000000000249169435215947" calcext:value-type="float">
            <text:p>2.49169435215947E-10</text:p>
          </table:table-cell>
          <table:table-cell table:formula="of:=[.E36]/(0.00000008)" office:value-type="float" office:value="0.00311461794019934" calcext:value-type="float">
            <text:p>0.0031146179</text:p>
          </table:table-cell>
          <table:table-cell office:value-type="float" office:value="0.004788" calcext:value-type="float">
            <text:p>0.004788</text:p>
          </table:table-cell>
          <table:table-cell table:formula="of:=([.E36]*(3500000))/0.07" office:value-type="float" office:value="0.0124584717607973" calcext:value-type="float">
            <text:p>0.0124584718</text:p>
          </table:table-cell>
          <table:table-cell table:formula="of:=([.E36]*2000000)/0.03" office:value-type="float" office:value="0.0166112956810631" calcext:value-type="float">
            <text:p>0.0166112957</text:p>
          </table:table-cell>
          <table:table-cell/>
          <table:table-cell table:formula="of:=[.G36]/[.F36]" office:value-type="float" office:value="1.5372672" calcext:value-type="float">
            <text:p>1.5372672</text:p>
          </table:table-cell>
          <table:table-cell table:formula="of:=[.G36]/[.H36]" office:value-type="float" office:value="0.3843168" calcext:value-type="float">
            <text:p>0.3843168</text:p>
          </table:table-cell>
          <table:table-cell table:formula="of:=[.G36]/[.I36]" office:value-type="float" office:value="0.2882376" calcext:value-type="float">
            <text:p>0.2882376</text:p>
          </table:table-cell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000249169435215947" calcext:value-type="float">
            <text:p>0.0002491694</text:p>
          </table:table-cell>
          <table:table-cell office:value-type="float" office:value="0.00830564784053156" calcext:value-type="float">
            <text:p>0.008305647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D37]/(6.02E+023))/(0.000000001)" office:value-type="float" office:value="0.000000000599667774086379" calcext:value-type="float">
            <text:p>5.99667774086379E-10</text:p>
          </table:table-cell>
          <table:table-cell table:formula="of:=[.E37]/(0.00000008)" office:value-type="float" office:value="0.00749584717607974" calcext:value-type="float">
            <text:p>0.0074958472</text:p>
          </table:table-cell>
          <table:table-cell office:value-type="float" office:value="0.01546" calcext:value-type="float">
            <text:p>0.01546</text:p>
          </table:table-cell>
          <table:table-cell table:formula="of:=([.E37]*(3500000))/0.07" office:value-type="float" office:value="0.0299833887043189" calcext:value-type="float">
            <text:p>0.0299833887</text:p>
          </table:table-cell>
          <table:table-cell table:formula="of:=([.E37]*2000000)/0.03" office:value-type="float" office:value="0.0399778516057586" calcext:value-type="float">
            <text:p>0.0399778516</text:p>
          </table:table-cell>
          <table:table-cell/>
          <table:table-cell table:formula="of:=[.G37]/[.F37]" office:value-type="float" office:value="2.06247534626039" calcext:value-type="float">
            <text:p>2.0624753463</text:p>
          </table:table-cell>
          <table:table-cell table:formula="of:=[.G37]/[.H37]" office:value-type="float" office:value="0.515618836565097" calcext:value-type="float">
            <text:p>0.5156188366</text:p>
          </table:table-cell>
          <table:table-cell table:formula="of:=[.G37]/[.I37]" office:value-type="float" office:value="0.386714127423823" calcext:value-type="float">
            <text:p>0.3867141274</text:p>
          </table:table-cell>
          <table:table-cell table:number-columns-repeated="2"/>
          <table:table-cell office:value-type="float" office:value="361000" calcext:value-type="float">
            <text:p>361000</text:p>
          </table:table-cell>
          <table:table-cell office:value-type="float" office:value="0.000599667774086379" calcext:value-type="float">
            <text:p>0.0005996678</text:p>
          </table:table-cell>
          <table:table-cell office:value-type="float" office:value="0.0199889258028793" calcext:value-type="float">
            <text:p>0.019988925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D38]/(6.02E+023))/(0.000000001)" office:value-type="float" office:value="0.000000000805647840531562" calcext:value-type="float">
            <text:p>8.05647840531562E-10</text:p>
          </table:table-cell>
          <table:table-cell table:formula="of:=[.E38]/(0.00000008)" office:value-type="float" office:value="0.0100705980066445" calcext:value-type="float">
            <text:p>0.010070598</text:p>
          </table:table-cell>
          <table:table-cell office:value-type="float" office:value="0.01699" calcext:value-type="float">
            <text:p>0.01699</text:p>
          </table:table-cell>
          <table:table-cell table:formula="of:=([.E38]*(3500000))/0.07" office:value-type="float" office:value="0.0402823920265781" calcext:value-type="float">
            <text:p>0.040282392</text:p>
          </table:table-cell>
          <table:table-cell table:formula="of:=([.E38]*2000000)/0.03" office:value-type="float" office:value="0.0537098560354374" calcext:value-type="float">
            <text:p>0.053709856</text:p>
          </table:table-cell>
          <table:table-cell/>
          <table:table-cell table:formula="of:=[.G38]/[.F38]" office:value-type="float" office:value="1.68708948453608" calcext:value-type="float">
            <text:p>1.6870894845</text:p>
          </table:table-cell>
          <table:table-cell table:formula="of:=[.G38]/[.H38]" office:value-type="float" office:value="0.421772371134021" calcext:value-type="float">
            <text:p>0.4217723711</text:p>
          </table:table-cell>
          <table:table-cell table:formula="of:=[.G38]/[.I38]" office:value-type="float" office:value="0.316329278350515" calcext:value-type="float">
            <text:p>0.3163292784</text:p>
          </table:table-cell>
          <table:table-cell table:number-columns-repeated="2"/>
          <table:table-cell office:value-type="float" office:value="485000" calcext:value-type="float">
            <text:p>485000</text:p>
          </table:table-cell>
          <table:table-cell office:value-type="float" office:value="0.000805647840531561" calcext:value-type="float">
            <text:p>0.0008056478</text:p>
          </table:table-cell>
          <table:table-cell office:value-type="float" office:value="0.0268549280177187" calcext:value-type="float">
            <text:p>0.026854928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D39]/(6.02E+023))/(0.000000001)" office:value-type="float" office:value="0.0000000000232558139534884" calcext:value-type="float">
            <text:p>2.32558139534884E-11</text:p>
          </table:table-cell>
          <table:table-cell table:formula="of:=[.E39]/(0.00000008)" office:value-type="float" office:value="0.000290697674418605" calcext:value-type="float">
            <text:p>0.0002906977</text:p>
          </table:table-cell>
          <table:table-cell office:value-type="float" office:value="0.0003901" calcext:value-type="float">
            <text:p>0.0003901</text:p>
          </table:table-cell>
          <table:table-cell table:formula="of:=([.E39]*(3500000))/0.07" office:value-type="float" office:value="0.00116279069767442" calcext:value-type="float">
            <text:p>0.0011627907</text:p>
          </table:table-cell>
          <table:table-cell table:formula="of:=([.E39]*2000000)/0.03" office:value-type="float" office:value="0.00155038759689923" calcext:value-type="float">
            <text:p>0.0015503876</text:p>
          </table:table-cell>
          <table:table-cell/>
          <table:table-cell table:formula="of:=[.G39]/[.F39]" office:value-type="float" office:value="1.341944" calcext:value-type="float">
            <text:p>1.341944</text:p>
          </table:table-cell>
          <table:table-cell table:formula="of:=[.G39]/[.H39]" office:value-type="float" office:value="0.335486" calcext:value-type="float">
            <text:p>0.335486</text:p>
          </table:table-cell>
          <table:table-cell table:formula="of:=[.G39]/[.I39]" office:value-type="float" office:value="0.2516145" calcext:value-type="float">
            <text:p>0.2516145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.0000232558139534884" calcext:value-type="float">
            <text:p>2.32558139534884E-05</text:p>
          </table:table-cell>
          <table:table-cell office:value-type="float" office:value="0.000775193798449612" calcext:value-type="float">
            <text:p>0.0007751938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D40]/(6.02E+023))/(0.000000001)" office:value-type="float" office:value="0.0000000000697674418604651" calcext:value-type="float">
            <text:p>6.97674418604651E-11</text:p>
          </table:table-cell>
          <table:table-cell table:formula="of:=[.E40]/(0.00000008)" office:value-type="float" office:value="0.000872093023255814" calcext:value-type="float">
            <text:p>0.000872093</text:p>
          </table:table-cell>
          <table:table-cell office:value-type="float" office:value="0.001223" calcext:value-type="float">
            <text:p>0.001223</text:p>
          </table:table-cell>
          <table:table-cell table:formula="of:=([.E40]*(3500000))/0.07" office:value-type="float" office:value="0.00348837209302326" calcext:value-type="float">
            <text:p>0.0034883721</text:p>
          </table:table-cell>
          <table:table-cell table:formula="of:=([.E40]*2000000)/0.03" office:value-type="float" office:value="0.00465116279069768" calcext:value-type="float">
            <text:p>0.0046511628</text:p>
          </table:table-cell>
          <table:table-cell/>
          <table:table-cell table:formula="of:=[.G40]/[.F40]" office:value-type="float" office:value="1.40237333333333" calcext:value-type="float">
            <text:p>1.4023733333</text:p>
          </table:table-cell>
          <table:table-cell table:formula="of:=[.G40]/[.H40]" office:value-type="float" office:value="0.350593333333333" calcext:value-type="float">
            <text:p>0.3505933333</text:p>
          </table:table-cell>
          <table:table-cell table:formula="of:=[.G40]/[.I40]" office:value-type="float" office:value="0.262945" calcext:value-type="float">
            <text:p>0.262945</text:p>
          </table:table-cell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0.0000697674418604651" calcext:value-type="float">
            <text:p>6.97674418604651E-05</text:p>
          </table:table-cell>
          <table:table-cell office:value-type="float" office:value="0.00232558139534884" calcext:value-type="float">
            <text:p>0.002325581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D41]/(6.02E+023))/(0.000000001)" office:value-type="float" office:value="0.00000000010797342192691" calcext:value-type="float">
            <text:p>1.0797342192691E-10</text:p>
          </table:table-cell>
          <table:table-cell table:formula="of:=[.E41]/(0.00000008)" office:value-type="float" office:value="0.00134966777408638" calcext:value-type="float">
            <text:p>0.0013496678</text:p>
          </table:table-cell>
          <table:table-cell office:value-type="float" office:value="0.0024" calcext:value-type="float">
            <text:p>0.0024</text:p>
          </table:table-cell>
          <table:table-cell table:formula="of:=([.E41]*(3500000))/0.07" office:value-type="float" office:value="0.00539867109634552" calcext:value-type="float">
            <text:p>0.0053986711</text:p>
          </table:table-cell>
          <table:table-cell table:formula="of:=([.E41]*2000000)/0.03" office:value-type="float" office:value="0.00719822812846069" calcext:value-type="float">
            <text:p>0.0071982281</text:p>
          </table:table-cell>
          <table:table-cell/>
          <table:table-cell table:formula="of:=[.G41]/[.F41]" office:value-type="float" office:value="1.77821538461538" calcext:value-type="float">
            <text:p>1.7782153846</text:p>
          </table:table-cell>
          <table:table-cell table:formula="of:=[.G41]/[.H41]" office:value-type="float" office:value="0.444553846153846" calcext:value-type="float">
            <text:p>0.4445538462</text:p>
          </table:table-cell>
          <table:table-cell table:formula="of:=[.G41]/[.I41]" office:value-type="float" office:value="0.333415384615385" calcext:value-type="float">
            <text:p>0.3334153846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office:value-type="float" office:value="0.00010797342192691" calcext:value-type="float">
            <text:p>0.0001079734</text:p>
          </table:table-cell>
          <table:table-cell office:value-type="float" office:value="0.00359911406423034" calcext:value-type="float">
            <text:p>0.003599114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D42]/(6.02E+023))/(0.000000001)" office:value-type="float" office:value="0.000000000186046511627907" calcext:value-type="float">
            <text:p>1.86046511627907E-10</text:p>
          </table:table-cell>
          <table:table-cell table:formula="of:=[.E42]/(0.00000008)" office:value-type="float" office:value="0.00232558139534884" calcext:value-type="float">
            <text:p>0.0023255814</text:p>
          </table:table-cell>
          <table:table-cell office:value-type="float" office:value="0.002798" calcext:value-type="float">
            <text:p>0.002798</text:p>
          </table:table-cell>
          <table:table-cell table:formula="of:=([.E42]*(3500000))/0.07" office:value-type="float" office:value="0.00930232558139535" calcext:value-type="float">
            <text:p>0.0093023256</text:p>
          </table:table-cell>
          <table:table-cell table:formula="of:=([.E42]*2000000)/0.03" office:value-type="float" office:value="0.0124031007751938" calcext:value-type="float">
            <text:p>0.0124031008</text:p>
          </table:table-cell>
          <table:table-cell/>
          <table:table-cell table:formula="of:=[.G42]/[.F42]" office:value-type="float" office:value="1.20314" calcext:value-type="float">
            <text:p>1.20314</text:p>
          </table:table-cell>
          <table:table-cell table:formula="of:=[.G42]/[.H42]" office:value-type="float" office:value="0.300785" calcext:value-type="float">
            <text:p>0.300785</text:p>
          </table:table-cell>
          <table:table-cell table:formula="of:=[.G42]/[.I42]" office:value-type="float" office:value="0.22558875" calcext:value-type="float">
            <text:p>0.22558875</text:p>
          </table:table-cell>
          <table:table-cell table:number-columns-repeated="2"/>
          <table:table-cell office:value-type="float" office:value="112000" calcext:value-type="float">
            <text:p>112000</text:p>
          </table:table-cell>
          <table:table-cell office:value-type="float" office:value="0.000186046511627907" calcext:value-type="float">
            <text:p>0.0001860465</text:p>
          </table:table-cell>
          <table:table-cell office:value-type="float" office:value="0.0062015503875969" calcext:value-type="float">
            <text:p>0.0062015504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D43]/(6.02E+023))/(0.000000001)" office:value-type="float" office:value="0.000000000332225913621262" calcext:value-type="float">
            <text:p>3.32225913621262E-10</text:p>
          </table:table-cell>
          <table:table-cell table:formula="of:=[.E43]/(0.00000008)" office:value-type="float" office:value="0.00415282392026578" calcext:value-type="float">
            <text:p>0.0041528239</text:p>
          </table:table-cell>
          <table:table-cell office:value-type="float" office:value="0.006898" calcext:value-type="float">
            <text:p>0.006898</text:p>
          </table:table-cell>
          <table:table-cell table:formula="of:=([.E43]*(3500000))/0.07" office:value-type="float" office:value="0.0166112956810631" calcext:value-type="float">
            <text:p>0.0166112957</text:p>
          </table:table-cell>
          <table:table-cell table:formula="of:=([.E43]*2000000)/0.03" office:value-type="float" office:value="0.0221483942414175" calcext:value-type="float">
            <text:p>0.0221483942</text:p>
          </table:table-cell>
          <table:table-cell/>
          <table:table-cell table:formula="of:=[.G43]/[.F43]" office:value-type="float" office:value="1.6610384" calcext:value-type="float">
            <text:p>1.6610384</text:p>
          </table:table-cell>
          <table:table-cell table:formula="of:=[.G43]/[.H43]" office:value-type="float" office:value="0.4152596" calcext:value-type="float">
            <text:p>0.4152596</text:p>
          </table:table-cell>
          <table:table-cell table:formula="of:=[.G43]/[.I43]" office:value-type="float" office:value="0.3114447" calcext:value-type="float">
            <text:p>0.3114447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000332225913621262" calcext:value-type="float">
            <text:p>0.0003322259</text:p>
          </table:table-cell>
          <table:table-cell office:value-type="float" office:value="0.0110741971207087" calcext:value-type="float">
            <text:p>0.0110741971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D44]/(6.02E+023))/(0.000000001)" office:value-type="float" office:value="0.00000000043687707641196" calcext:value-type="float">
            <text:p>4.3687707641196E-10</text:p>
          </table:table-cell>
          <table:table-cell table:formula="of:=[.E44]/(0.00000008)" office:value-type="float" office:value="0.0054609634551495" calcext:value-type="float">
            <text:p>0.0054609635</text:p>
          </table:table-cell>
          <table:table-cell office:value-type="float" office:value="0.01002" calcext:value-type="float">
            <text:p>0.01002</text:p>
          </table:table-cell>
          <table:table-cell table:formula="of:=([.E44]*(3500000))/0.07" office:value-type="float" office:value="0.021843853820598" calcext:value-type="float">
            <text:p>0.0218438538</text:p>
          </table:table-cell>
          <table:table-cell table:formula="of:=([.E44]*2000000)/0.03" office:value-type="float" office:value="0.029125138427464" calcext:value-type="float">
            <text:p>0.0291251384</text:p>
          </table:table-cell>
          <table:table-cell/>
          <table:table-cell table:formula="of:=[.G44]/[.F44]" office:value-type="float" office:value="1.83484106463878" calcext:value-type="float">
            <text:p>1.8348410646</text:p>
          </table:table-cell>
          <table:table-cell table:formula="of:=[.G44]/[.H44]" office:value-type="float" office:value="0.458710266159696" calcext:value-type="float">
            <text:p>0.4587102662</text:p>
          </table:table-cell>
          <table:table-cell table:formula="of:=[.G44]/[.I44]" office:value-type="float" office:value="0.344032699619772" calcext:value-type="float">
            <text:p>0.3440326996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0.00043687707641196" calcext:value-type="float">
            <text:p>0.0004368771</text:p>
          </table:table-cell>
          <table:table-cell office:value-type="float" office:value="0.014562569213732" calcext:value-type="float">
            <text:p>0.0145625692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0"/>
          <table:table-cell table:formula="of:=AVERAGE([.K10:.K44])" office:value-type="float" office:value="1.99481268031263" calcext:value-type="float">
            <text:p>1.9948126803</text:p>
          </table:table-cell>
          <table:table-cell table:formula="of:=AVERAGE([.L10:.L44])" office:value-type="float" office:value="0.498703170078158" calcext:value-type="float">
            <text:p>0.4987031701</text:p>
          </table:table-cell>
          <table:table-cell table:formula="of:=AVERAGE([.M10:.M44])" office:value-type="float" office:value="0.374027377558618" calcext:value-type="float">
            <text:p>0.3740273776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3" table:default-cell-style-name="ce6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/cell</text:p>
          </table:table-cell>
          <table:table-cell table:style-name="Default" office:value-type="string" calcext:value-type="string">
            <text:p>nM R/cell</text:p>
          </table:table-cell>
          <table:table-cell table:style-name="Default" office:value-type="string" calcext:value-type="string">
            <text:p>nM/ cell sa (dm2)</text:p>
          </table:table-cell>
          <table:table-cell table:style-name="ce2" office:value-type="string" calcext:value-type="string">
            <text:p>FITTED</text:p>
          </table:table-cell>
          <table:table-cell office:value-type="string" calcext:value-type="string">
            <text:p>difference factor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08</text:p>
          </table:table-cell>
          <table:covered-table-cell/>
          <table:table-cell office:value-type="float" office:value="24000" calcext:value-type="float">
            <text:p>24000</text:p>
          </table:table-cell>
          <table:table-cell table:formula="of:=([.C2]/(6.02E+023))/(0.000000001)" office:value-type="float" office:value="0.0000000000398671096345515" calcext:value-type="float">
            <text:p>3.99E-11</text:p>
          </table:table-cell>
          <table:table-cell table:formula="of:=[.D2]/(0.00000008)" office:value-type="float" office:value="0.000498338870431894" calcext:value-type="float">
            <text:p>4.98E-04</text:p>
          </table:table-cell>
          <table:table-cell table:style-name="ce3" office:value-type="float" office:value="0.001439" calcext:value-type="float">
            <text:p>0.001439</text:p>
          </table:table-cell>
          <table:table-cell table:formula="of:=[.F2]/[.E2]" office:value-type="float" office:value="2.88759333333333" calcext:value-type="float">
            <text:p>2.8875933333</text:p>
          </table:table-cell>
        </table:table-row>
        <table:table-row table:style-name="ro1">
          <table:covered-table-cell table:number-columns-repeated="2"/>
          <table:table-cell office:value-type="float" office:value="43000" calcext:value-type="float">
            <text:p>43000</text:p>
          </table:table-cell>
          <table:table-cell table:formula="of:=([.C3]/(6.02E+023))/(0.000000001)" office:value-type="float" office:value="0.0000000000714285714285714" calcext:value-type="float">
            <text:p>7.14E-11</text:p>
          </table:table-cell>
          <table:table-cell table:formula="of:=[.D3]/(0.00000008)" office:value-type="float" office:value="0.000892857142857143" calcext:value-type="float">
            <text:p>8.93E-04</text:p>
          </table:table-cell>
          <table:table-cell table:style-name="ce3" office:value-type="float" office:value="0.002422" calcext:value-type="float">
            <text:p>0.002422</text:p>
          </table:table-cell>
          <table:table-cell table:formula="of:=[.F3]/[.E3]" office:value-type="float" office:value="2.71264" calcext:value-type="float">
            <text:p>2.71264</text:p>
          </table:table-cell>
        </table:table-row>
        <table:table-row table:style-name="ro1">
          <table:covered-table-cell table:number-columns-repeated="2"/>
          <table:table-cell office:value-type="float" office:value="92000" calcext:value-type="float">
            <text:p>92000</text:p>
          </table:table-cell>
          <table:table-cell table:formula="of:=([.C4]/(6.02E+023))/(0.000000001)" office:value-type="float" office:value="0.000000000152823920265781" calcext:value-type="float">
            <text:p>1.53E-10</text:p>
          </table:table-cell>
          <table:table-cell table:formula="of:=[.D4]/(0.00000008)" office:value-type="float" office:value="0.00191029900332226" calcext:value-type="float">
            <text:p>1.91E-03</text:p>
          </table:table-cell>
          <table:table-cell table:style-name="ce3" office:value-type="float" office:value="0.003392" calcext:value-type="float">
            <text:p>0.003392</text:p>
          </table:table-cell>
          <table:table-cell table:formula="of:=[.F4]/[.E4]" office:value-type="float" office:value="1.77563826086957" calcext:value-type="float">
            <text:p>1.7756382609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5]/(6.02E+023))/(0.000000001)" office:value-type="float" office:value="0.000000000199335548172757" calcext:value-type="float">
            <text:p>1.99E-10</text:p>
          </table:table-cell>
          <table:table-cell table:formula="of:=[.D5]/(0.00000008)" office:value-type="float" office:value="0.00249169435215947" calcext:value-type="float">
            <text:p>2.49E-03</text:p>
          </table:table-cell>
          <table:table-cell table:style-name="ce3" office:value-type="float" office:value="0.002718" calcext:value-type="float">
            <text:p>0.002718</text:p>
          </table:table-cell>
          <table:table-cell table:formula="of:=[.F5]/[.E5]" office:value-type="float" office:value="1.090824" calcext:value-type="float">
            <text:p>1.090824</text:p>
          </table:table-cell>
        </table:table-row>
        <table:table-row table:style-name="ro1">
          <table:covered-table-cell table:number-columns-repeated="2"/>
          <table:table-cell office:value-type="float" office:value="231000" calcext:value-type="float">
            <text:p>231000</text:p>
          </table:table-cell>
          <table:table-cell table:formula="of:=([.C6]/(6.02E+023))/(0.000000001)" office:value-type="float" office:value="0.000000000383720930232558" calcext:value-type="float">
            <text:p>3.84E-10</text:p>
          </table:table-cell>
          <table:table-cell table:formula="of:=[.D6]/(0.00000008)" office:value-type="float" office:value="0.00479651162790698" calcext:value-type="float">
            <text:p>4.80E-03</text:p>
          </table:table-cell>
          <table:table-cell table:style-name="ce3" office:value-type="float" office:value="0.01216" calcext:value-type="float">
            <text:p>0.01216</text:p>
          </table:table-cell>
          <table:table-cell table:formula="of:=[.F6]/[.E6]" office:value-type="float" office:value="2.53517575757576" calcext:value-type="float">
            <text:p>2.5351757576</text:p>
          </table:table-cell>
        </table:table-row>
        <table:table-row table:style-name="ro1">
          <table:covered-table-cell table:number-columns-repeated="2"/>
          <table:table-cell office:value-type="float" office:value="447000" calcext:value-type="float">
            <text:p>447000</text:p>
          </table:table-cell>
          <table:table-cell table:formula="of:=([.C7]/(6.02E+023))/(0.000000001)" office:value-type="float" office:value="0.000000000742524916943522" calcext:value-type="float">
            <text:p>7.43E-10</text:p>
          </table:table-cell>
          <table:table-cell table:formula="of:=[.D7]/(0.00000008)" office:value-type="float" office:value="0.00928156146179402" calcext:value-type="float">
            <text:p>9.28E-03</text:p>
          </table:table-cell>
          <table:table-cell table:style-name="ce3" office:value-type="float" office:value="0.02594" calcext:value-type="float">
            <text:p>0.02594</text:p>
          </table:table-cell>
          <table:table-cell table:formula="of:=[.F7]/[.E7]" office:value-type="float" office:value="2.79478836689038" calcext:value-type="float">
            <text:p>2.794788366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5">
            <text:p>WT Pike 09</text:p>
          </table:table-cell>
          <table:covered-table-cell/>
          <table:table-cell office:value-type="float" office:value="20000" calcext:value-type="float">
            <text:p>20000</text:p>
          </table:table-cell>
          <table:table-cell table:formula="of:=([.C8]/(6.02E+023))/(0.000000001)" office:value-type="float" office:value="0.0000000000332225913621262" calcext:value-type="float">
            <text:p>3.32E-11</text:p>
          </table:table-cell>
          <table:table-cell table:formula="of:=[.D8]/(0.00000008)" office:value-type="float" office:value="0.000415282392026578" calcext:value-type="float">
            <text:p>4.15E-04</text:p>
          </table:table-cell>
          <table:table-cell table:style-name="ce3" office:value-type="float" office:value="0.0005889" calcext:value-type="float">
            <text:p>0.0005889</text:p>
          </table:table-cell>
          <table:table-cell table:formula="of:=[.F8]/[.E8]" office:value-type="float" office:value="1.4180712" calcext:value-type="float">
            <text:p>1.4180712</text:p>
          </table:table-cell>
        </table:table-row>
        <table:table-row table:style-name="ro1">
          <table:covered-table-cell table:number-columns-repeated="2"/>
          <table:table-cell office:value-type="float" office:value="46000" calcext:value-type="float">
            <text:p>46000</text:p>
          </table:table-cell>
          <table:table-cell table:formula="of:=([.C9]/(6.02E+023))/(0.000000001)" office:value-type="float" office:value="0.0000000000764119601328904" calcext:value-type="float">
            <text:p>7.64E-11</text:p>
          </table:table-cell>
          <table:table-cell table:formula="of:=[.D9]/(0.00000008)" office:value-type="float" office:value="0.00095514950166113" calcext:value-type="float">
            <text:p>9.55E-04</text:p>
          </table:table-cell>
          <table:table-cell table:style-name="ce3" office:value-type="float" office:value="0.002544" calcext:value-type="float">
            <text:p>0.002544</text:p>
          </table:table-cell>
          <table:table-cell table:formula="of:=[.F9]/[.E9]" office:value-type="float" office:value="2.66345739130435" calcext:value-type="float">
            <text:p>2.6634573913</text:p>
          </table:table-cell>
        </table:table-row>
        <table:table-row table:style-name="ro1">
          <table:covered-table-cell table:number-columns-repeated="2"/>
          <table:table-cell office:value-type="float" office:value="187000" calcext:value-type="float">
            <text:p>187000</text:p>
          </table:table-cell>
          <table:table-cell table:formula="of:=([.C10]/(6.02E+023))/(0.000000001)" office:value-type="float" office:value="0.00000000031063122923588" calcext:value-type="float">
            <text:p>3.11E-10</text:p>
          </table:table-cell>
          <table:table-cell table:formula="of:=[.D10]/(0.00000008)" office:value-type="float" office:value="0.0038828903654485" calcext:value-type="float">
            <text:p>3.88E-03</text:p>
          </table:table-cell>
          <table:table-cell table:style-name="ce3" office:value-type="float" office:value="0.00643" calcext:value-type="float">
            <text:p>0.00643</text:p>
          </table:table-cell>
          <table:table-cell table:formula="of:=[.F10]/[.E10]" office:value-type="float" office:value="1.65598288770054" calcext:value-type="float">
            <text:p>1.6559828877</text:p>
          </table:table-cell>
        </table:table-row>
        <table:table-row table:style-name="ro1">
          <table:covered-table-cell table:number-columns-repeated="2"/>
          <table:table-cell office:value-type="float" office:value="256000" calcext:value-type="float">
            <text:p>256000</text:p>
          </table:table-cell>
          <table:table-cell table:formula="of:=([.C11]/(6.02E+023))/(0.000000001)" office:value-type="float" office:value="0.000000000425249169435216" calcext:value-type="float">
            <text:p>4.25E-10</text:p>
          </table:table-cell>
          <table:table-cell table:formula="of:=[.D11]/(0.00000008)" office:value-type="float" office:value="0.0053156146179402" calcext:value-type="float">
            <text:p>5.32E-03</text:p>
          </table:table-cell>
          <table:table-cell table:style-name="ce3" office:value-type="float" office:value="0.01263" calcext:value-type="float">
            <text:p>0.01263</text:p>
          </table:table-cell>
          <table:table-cell table:formula="of:=[.F11]/[.E11]" office:value-type="float" office:value="2.37601875" calcext:value-type="float">
            <text:p>2.37601875</text:p>
          </table:table-cell>
        </table:table-row>
        <table:table-row table:style-name="ro1">
          <table:covered-table-cell table:number-columns-repeated="2"/>
          <table:table-cell office:value-type="float" office:value="1200000" calcext:value-type="float">
            <text:p>1200000</text:p>
          </table:table-cell>
          <table:table-cell table:formula="of:=([.C12]/(6.02E+023))/(0.000000001)" office:value-type="float" office:value="0.00000000199335548172757" calcext:value-type="float">
            <text:p>1.99E-09</text:p>
          </table:table-cell>
          <table:table-cell table:formula="of:=[.D12]/(0.00000008)" office:value-type="float" office:value="0.0249169435215947" calcext:value-type="float">
            <text:p>2.49E-02</text:p>
          </table:table-cell>
          <table:table-cell table:style-name="ce3" office:value-type="float" office:value="0.05509" calcext:value-type="float">
            <text:p>0.05509</text:p>
          </table:table-cell>
          <table:table-cell table:formula="of:=[.F12]/[.E12]" office:value-type="float" office:value="2.21094533333333" calcext:value-type="float">
            <text:p>2.210945333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WT Pike 11</text:p>
          </table:table-cell>
          <table:covered-table-cell/>
          <table:table-cell office:value-type="float" office:value="12000" calcext:value-type="float">
            <text:p>12000</text:p>
          </table:table-cell>
          <table:table-cell table:formula="of:=([.C13]/(6.02E+023))/(0.000000001)" office:value-type="float" office:value="0.0000000000199335548172757" calcext:value-type="float">
            <text:p>1.99E-11</text:p>
          </table:table-cell>
          <table:table-cell table:formula="of:=[.D13]/(0.00000008)" office:value-type="float" office:value="0.000249169435215947" calcext:value-type="float">
            <text:p>2.49E-04</text:p>
          </table:table-cell>
          <table:table-cell table:style-name="ce4" office:value-type="float" office:value="0.001193" calcext:value-type="float">
            <text:p>0.001193</text:p>
          </table:table-cell>
          <table:table-cell table:formula="of:=[.F13]/[.E13]" office:value-type="float" office:value="4.78790666666667" calcext:value-type="float">
            <text:p>4.7879066667</text:p>
          </table:table-cell>
        </table:table-row>
        <table:table-row table:style-name="ro1">
          <table:covered-table-cell table:number-columns-repeated="2"/>
          <table:table-cell office:value-type="float" office:value="82000" calcext:value-type="float">
            <text:p>82000</text:p>
          </table:table-cell>
          <table:table-cell table:formula="of:=([.C14]/(6.02E+023))/(0.000000001)" office:value-type="float" office:value="0.000000000136212624584718" calcext:value-type="float">
            <text:p>1.36E-10</text:p>
          </table:table-cell>
          <table:table-cell table:formula="of:=[.D14]/(0.00000008)" office:value-type="float" office:value="0.00170265780730897" calcext:value-type="float">
            <text:p>1.70E-03</text:p>
          </table:table-cell>
          <table:table-cell table:style-name="ce4" office:value-type="float" office:value="0.003513" calcext:value-type="float">
            <text:p>0.003513</text:p>
          </table:table-cell>
          <table:table-cell table:formula="of:=[.F14]/[.E14]" office:value-type="float" office:value="2.06324487804878" calcext:value-type="float">
            <text:p>2.063244878</text:p>
          </table:table-cell>
        </table:table-row>
        <table:table-row table:style-name="ro1">
          <table:covered-table-cell table:number-columns-repeated="2"/>
          <table:table-cell office:value-type="float" office:value="107000" calcext:value-type="float">
            <text:p>107000</text:p>
          </table:table-cell>
          <table:table-cell table:formula="of:=([.C15]/(6.02E+023))/(0.000000001)" office:value-type="float" office:value="0.000000000177740863787375" calcext:value-type="float">
            <text:p>1.78E-10</text:p>
          </table:table-cell>
          <table:table-cell table:formula="of:=[.D15]/(0.00000008)" office:value-type="float" office:value="0.00222176079734219" calcext:value-type="float">
            <text:p>2.22E-03</text:p>
          </table:table-cell>
          <table:table-cell table:style-name="ce4" office:value-type="float" office:value="0.006083" calcext:value-type="float">
            <text:p>0.006083</text:p>
          </table:table-cell>
          <table:table-cell table:formula="of:=[.F15]/[.E15]" office:value-type="float" office:value="2.7379185046729" calcext:value-type="float">
            <text:p>2.7379185047</text:p>
          </table:table-cell>
        </table:table-row>
        <table:table-row table:style-name="ro1">
          <table:covered-table-cell table:number-columns-repeated="2"/>
          <table:table-cell office:value-type="float" office:value="387000" calcext:value-type="float">
            <text:p>387000</text:p>
          </table:table-cell>
          <table:table-cell table:formula="of:=([.C16]/(6.02E+023))/(0.000000001)" office:value-type="float" office:value="0.000000000642857142857143" calcext:value-type="float">
            <text:p>6.43E-10</text:p>
          </table:table-cell>
          <table:table-cell table:formula="of:=[.D16]/(0.00000008)" office:value-type="float" office:value="0.00803571428571429" calcext:value-type="float">
            <text:p>8.04E-03</text:p>
          </table:table-cell>
          <table:table-cell table:style-name="ce4" office:value-type="float" office:value="0.01968" calcext:value-type="float">
            <text:p>0.01968</text:p>
          </table:table-cell>
          <table:table-cell table:formula="of:=[.F16]/[.E16]" office:value-type="float" office:value="2.44906666666667" calcext:value-type="float">
            <text:p>2.4490666667</text:p>
          </table:table-cell>
        </table:table-row>
        <table:table-row table:style-name="ro1">
          <table:covered-table-cell table:number-columns-repeated="2"/>
          <table:table-cell office:value-type="float" office:value="502000" calcext:value-type="float">
            <text:p>502000</text:p>
          </table:table-cell>
          <table:table-cell table:formula="of:=([.C17]/(6.02E+023))/(0.000000001)" office:value-type="float" office:value="0.000000000833887043189369" calcext:value-type="float">
            <text:p>8.34E-10</text:p>
          </table:table-cell>
          <table:table-cell table:formula="of:=[.D17]/(0.00000008)" office:value-type="float" office:value="0.0104235880398671" calcext:value-type="float">
            <text:p>1.04E-02</text:p>
          </table:table-cell>
          <table:table-cell table:style-name="ce4" office:value-type="float" office:value="0.03013" calcext:value-type="float">
            <text:p>0.03013</text:p>
          </table:table-cell>
          <table:table-cell table:formula="of:=[.F17]/[.E17]" office:value-type="float" office:value="2.8905593625498" calcext:value-type="float">
            <text:p>2.8905593625</text:p>
          </table:table-cell>
        </table:table-row>
        <table:table-row table:style-name="ro1">
          <table:covered-table-cell table:number-columns-repeated="2"/>
          <table:table-cell office:value-type="float" office:value="1600000" calcext:value-type="float">
            <text:p>1600000</text:p>
          </table:table-cell>
          <table:table-cell table:formula="of:=([.C18]/(6.02E+023))/(0.000000001)" office:value-type="float" office:value="0.0000000026578073089701" calcext:value-type="float">
            <text:p>2.66E-09</text:p>
          </table:table-cell>
          <table:table-cell table:formula="of:=[.D18]/(0.00000008)" office:value-type="float" office:value="0.0332225913621262" calcext:value-type="float">
            <text:p>3.32E-02</text:p>
          </table:table-cell>
          <table:table-cell table:style-name="ce4" office:value-type="float" office:value="0.0925" calcext:value-type="float">
            <text:p>0.0925</text:p>
          </table:table-cell>
          <table:table-cell table:formula="of:=[.F18]/[.E18]" office:value-type="float" office:value="2.78425" calcext:value-type="float">
            <text:p>2.7842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L680N</text:p>
          </table:table-cell>
          <table:covered-table-cell/>
          <table:table-cell office:value-type="float" office:value="41000" calcext:value-type="float">
            <text:p>41000</text:p>
          </table:table-cell>
          <table:table-cell table:formula="of:=([.C19]/(6.02E+023))/(0.000000001)" office:value-type="float" office:value="0.0000000000681063122923588" calcext:value-type="float">
            <text:p>6.81E-11</text:p>
          </table:table-cell>
          <table:table-cell table:formula="of:=[.D19]/(0.00000008)" office:value-type="float" office:value="0.000851328903654485" calcext:value-type="float">
            <text:p>8.51E-04</text:p>
          </table:table-cell>
          <table:table-cell office:value-type="float" office:value="0.001192" calcext:value-type="float">
            <text:p>0.001192</text:p>
          </table:table-cell>
          <table:table-cell table:formula="of:=[.F19]/[.E19]" office:value-type="float" office:value="1.40016390243902" calcext:value-type="float">
            <text:p>1.4001639024</text:p>
          </table:table-cell>
        </table:table-row>
        <table:table-row table:style-name="ro1">
          <table:covered-table-cell table:number-columns-repeated="2"/>
          <table:table-cell office:value-type="float" office:value="120000" calcext:value-type="float">
            <text:p>120000</text:p>
          </table:table-cell>
          <table:table-cell table:formula="of:=([.C20]/(6.02E+023))/(0.000000001)" office:value-type="float" office:value="0.000000000199335548172757" calcext:value-type="float">
            <text:p>1.99E-10</text:p>
          </table:table-cell>
          <table:table-cell table:formula="of:=[.D20]/(0.00000008)" office:value-type="float" office:value="0.00249169435215947" calcext:value-type="float">
            <text:p>2.49E-03</text:p>
          </table:table-cell>
          <table:table-cell office:value-type="float" office:value="0.003025" calcext:value-type="float">
            <text:p>0.003025</text:p>
          </table:table-cell>
          <table:table-cell table:formula="of:=[.F20]/[.E20]" office:value-type="float" office:value="1.21403333333333" calcext:value-type="float">
            <text:p>1.2140333333</text:p>
          </table:table-cell>
        </table:table-row>
        <table:table-row table:style-name="ro1">
          <table:covered-table-cell table:number-columns-repeated="2"/>
          <table:table-cell office:value-type="float" office:value="173000" calcext:value-type="float">
            <text:p>173000</text:p>
          </table:table-cell>
          <table:table-cell table:formula="of:=([.C21]/(6.02E+023))/(0.000000001)" office:value-type="float" office:value="0.000000000287375415282392" calcext:value-type="float">
            <text:p>2.87E-10</text:p>
          </table:table-cell>
          <table:table-cell table:formula="of:=[.D21]/(0.00000008)" office:value-type="float" office:value="0.0035921926910299" calcext:value-type="float">
            <text:p>3.59E-03</text:p>
          </table:table-cell>
          <table:table-cell office:value-type="float" office:value="0.006534" calcext:value-type="float">
            <text:p>0.006534</text:p>
          </table:table-cell>
          <table:table-cell table:formula="of:=[.F21]/[.E21]" office:value-type="float" office:value="1.81894473988439" calcext:value-type="float">
            <text:p>1.8189447399</text:p>
          </table:table-cell>
        </table:table-row>
        <table:table-row table:style-name="ro1">
          <table:covered-table-cell table:number-columns-repeated="2"/>
          <table:table-cell office:value-type="float" office:value="295000" calcext:value-type="float">
            <text:p>295000</text:p>
          </table:table-cell>
          <table:table-cell table:formula="of:=([.C22]/(6.02E+023))/(0.000000001)" office:value-type="float" office:value="0.000000000490033222591362" calcext:value-type="float">
            <text:p>4.90E-10</text:p>
          </table:table-cell>
          <table:table-cell table:formula="of:=[.D22]/(0.00000008)" office:value-type="float" office:value="0.00612541528239203" calcext:value-type="float">
            <text:p>6.13E-03</text:p>
          </table:table-cell>
          <table:table-cell office:value-type="float" office:value="0.006316" calcext:value-type="float">
            <text:p>0.006316</text:p>
          </table:table-cell>
          <table:table-cell table:formula="of:=[.F22]/[.E22]" office:value-type="float" office:value="1.03111376271186" calcext:value-type="float">
            <text:p>1.0311137627</text:p>
          </table:table-cell>
        </table:table-row>
        <table:table-row table:style-name="ro1">
          <table:covered-table-cell table:number-columns-repeated="2"/>
          <table:table-cell office:value-type="float" office:value="383000" calcext:value-type="float">
            <text:p>383000</text:p>
          </table:table-cell>
          <table:table-cell table:formula="of:=([.C23]/(6.02E+023))/(0.000000001)" office:value-type="float" office:value="0.000000000636212624584718" calcext:value-type="float">
            <text:p>6.36E-10</text:p>
          </table:table-cell>
          <table:table-cell table:formula="of:=[.D23]/(0.00000008)" office:value-type="float" office:value="0.00795265780730897" calcext:value-type="float">
            <text:p>7.95E-03</text:p>
          </table:table-cell>
          <table:table-cell office:value-type="float" office:value="0.01723" calcext:value-type="float">
            <text:p>0.01723</text:p>
          </table:table-cell>
          <table:table-cell table:formula="of:=[.F23]/[.E23]" office:value-type="float" office:value="2.16657127937337" calcext:value-type="float">
            <text:p>2.1665712794</text:p>
          </table:table-cell>
        </table:table-row>
        <table:table-row table:style-name="ro1">
          <table:covered-table-cell table:number-columns-repeated="2"/>
          <table:table-cell office:value-type="float" office:value="660000" calcext:value-type="float">
            <text:p>660000</text:p>
          </table:table-cell>
          <table:table-cell table:formula="of:=([.C24]/(6.02E+023))/(0.000000001)" office:value-type="float" office:value="0.00000000109634551495017" calcext:value-type="float">
            <text:p>1.10E-09</text:p>
          </table:table-cell>
          <table:table-cell table:formula="of:=[.D24]/(0.00000008)" office:value-type="float" office:value="0.0137043189368771" calcext:value-type="float">
            <text:p>1.37E-02</text:p>
          </table:table-cell>
          <table:table-cell office:value-type="float" office:value="0.02555" calcext:value-type="float">
            <text:p>0.02555</text:p>
          </table:table-cell>
          <table:table-cell table:formula="of:=[.F24]/[.E24]" office:value-type="float" office:value="1.86437575757576" calcext:value-type="float">
            <text:p>1.8643757576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K721A</text:p>
          </table:table-cell>
          <table:covered-table-cell/>
          <table:table-cell office:value-type="float" office:value="22000" calcext:value-type="float">
            <text:p>22000</text:p>
          </table:table-cell>
          <table:table-cell table:formula="of:=([.C25]/(6.02E+023))/(0.000000001)" office:value-type="float" office:value="0.0000000000365448504983389" calcext:value-type="float">
            <text:p>3.65E-11</text:p>
          </table:table-cell>
          <table:table-cell table:formula="of:=[.D25]/(0.00000008)" office:value-type="float" office:value="0.000456810631229236" calcext:value-type="float">
            <text:p>4.57E-04</text:p>
          </table:table-cell>
          <table:table-cell office:value-type="float" office:value="0.0005009" calcext:value-type="float">
            <text:p>0.0005009</text:p>
          </table:table-cell>
          <table:table-cell table:formula="of:=[.F25]/[.E25]" office:value-type="float" office:value="1.09651563636364" calcext:value-type="float">
            <text:p>1.0965156364</text:p>
          </table:table-cell>
        </table:table-row>
        <table:table-row table:style-name="ro1">
          <table:covered-table-cell table:number-columns-repeated="2"/>
          <table:table-cell office:value-type="float" office:value="57000" calcext:value-type="float">
            <text:p>57000</text:p>
          </table:table-cell>
          <table:table-cell table:formula="of:=([.C26]/(6.02E+023))/(0.000000001)" office:value-type="float" office:value="0.0000000000946843853820598" calcext:value-type="float">
            <text:p>9.47E-11</text:p>
          </table:table-cell>
          <table:table-cell table:formula="of:=[.D26]/(0.00000008)" office:value-type="float" office:value="0.00118355481727575" calcext:value-type="float">
            <text:p>1.18E-03</text:p>
          </table:table-cell>
          <table:table-cell office:value-type="float" office:value="0.001593" calcext:value-type="float">
            <text:p>0.001593</text:p>
          </table:table-cell>
          <table:table-cell table:formula="of:=[.F26]/[.E26]" office:value-type="float" office:value="1.34594526315789" calcext:value-type="float">
            <text:p>1.3459452632</text:p>
          </table:table-cell>
        </table:table-row>
        <table:table-row table:style-name="ro1">
          <table:covered-table-cell table:number-columns-repeated="2"/>
          <table:table-cell office:value-type="float" office:value="103000" calcext:value-type="float">
            <text:p>103000</text:p>
          </table:table-cell>
          <table:table-cell table:formula="of:=([.C27]/(6.02E+023))/(0.000000001)" office:value-type="float" office:value="0.00000000017109634551495" calcext:value-type="float">
            <text:p>1.71E-10</text:p>
          </table:table-cell>
          <table:table-cell table:formula="of:=[.D27]/(0.00000008)" office:value-type="float" office:value="0.00213870431893688" calcext:value-type="float">
            <text:p>2.14E-03</text:p>
          </table:table-cell>
          <table:table-cell office:value-type="float" office:value="0.00329" calcext:value-type="float">
            <text:p>0.00329</text:p>
          </table:table-cell>
          <table:table-cell table:formula="of:=[.F27]/[.E27]" office:value-type="float" office:value="1.5383145631068" calcext:value-type="float">
            <text:p>1.5383145631</text:p>
          </table:table-cell>
        </table:table-row>
        <table:table-row table:style-name="ro1">
          <table:covered-table-cell table:number-columns-repeated="2"/>
          <table:table-cell office:value-type="float" office:value="150000" calcext:value-type="float">
            <text:p>150000</text:p>
          </table:table-cell>
          <table:table-cell table:formula="of:=([.C28]/(6.02E+023))/(0.000000001)" office:value-type="float" office:value="0.000000000249169435215947" calcext:value-type="float">
            <text:p>2.49E-10</text:p>
          </table:table-cell>
          <table:table-cell table:formula="of:=[.D28]/(0.00000008)" office:value-type="float" office:value="0.00311461794019934" calcext:value-type="float">
            <text:p>3.11E-03</text:p>
          </table:table-cell>
          <table:table-cell office:value-type="float" office:value="0.004788" calcext:value-type="float">
            <text:p>0.004788</text:p>
          </table:table-cell>
          <table:table-cell table:formula="of:=[.F28]/[.E28]" office:value-type="float" office:value="1.5372672" calcext:value-type="float">
            <text:p>1.5372672</text:p>
          </table:table-cell>
        </table:table-row>
        <table:table-row table:style-name="ro1">
          <table:covered-table-cell table:number-columns-repeated="2"/>
          <table:table-cell office:value-type="float" office:value="361000" calcext:value-type="float">
            <text:p>361000</text:p>
          </table:table-cell>
          <table:table-cell table:formula="of:=([.C29]/(6.02E+023))/(0.000000001)" office:value-type="float" office:value="0.000000000599667774086379" calcext:value-type="float">
            <text:p>6.00E-10</text:p>
          </table:table-cell>
          <table:table-cell table:formula="of:=[.D29]/(0.00000008)" office:value-type="float" office:value="0.00749584717607974" calcext:value-type="float">
            <text:p>7.50E-03</text:p>
          </table:table-cell>
          <table:table-cell office:value-type="float" office:value="0.01546" calcext:value-type="float">
            <text:p>0.01546</text:p>
          </table:table-cell>
          <table:table-cell table:formula="of:=[.F29]/[.E29]" office:value-type="float" office:value="2.06247534626039" calcext:value-type="float">
            <text:p>2.0624753463</text:p>
          </table:table-cell>
        </table:table-row>
        <table:table-row table:style-name="ro1">
          <table:covered-table-cell table:number-columns-repeated="2"/>
          <table:table-cell office:value-type="float" office:value="485000" calcext:value-type="float">
            <text:p>485000</text:p>
          </table:table-cell>
          <table:table-cell table:formula="of:=([.C30]/(6.02E+023))/(0.000000001)" office:value-type="float" office:value="0.000000000805647840531562" calcext:value-type="float">
            <text:p>8.06E-10</text:p>
          </table:table-cell>
          <table:table-cell table:formula="of:=[.D30]/(0.00000008)" office:value-type="float" office:value="0.0100705980066445" calcext:value-type="float">
            <text:p>1.01E-02</text:p>
          </table:table-cell>
          <table:table-cell office:value-type="float" office:value="0.01699" calcext:value-type="float">
            <text:p>0.01699</text:p>
          </table:table-cell>
          <table:table-cell table:formula="of:=[.F30]/[.E30]" office:value-type="float" office:value="1.68708948453608" calcext:value-type="float">
            <text:p>1.687089484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6">
            <text:p>C973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formula="of:=([.C31]/(6.02E+023))/(0.000000001)" office:value-type="float" office:value="0.0000000000232558139534884" calcext:value-type="float">
            <text:p>2.33E-11</text:p>
          </table:table-cell>
          <table:table-cell table:formula="of:=[.D31]/(0.00000008)" office:value-type="float" office:value="0.000290697674418605" calcext:value-type="float">
            <text:p>2.91E-04</text:p>
          </table:table-cell>
          <table:table-cell office:value-type="float" office:value="0.0003901" calcext:value-type="float">
            <text:p>0.0003901</text:p>
          </table:table-cell>
          <table:table-cell table:formula="of:=[.F31]/[.E31]" office:value-type="float" office:value="1.341944" calcext:value-type="float">
            <text:p>1.341944</text:p>
          </table:table-cell>
        </table:table-row>
        <table:table-row table:style-name="ro1">
          <table:covered-table-cell table:number-columns-repeated="2"/>
          <table:table-cell office:value-type="float" office:value="42000" calcext:value-type="float">
            <text:p>42000</text:p>
          </table:table-cell>
          <table:table-cell table:formula="of:=([.C32]/(6.02E+023))/(0.000000001)" office:value-type="float" office:value="0.0000000000697674418604651" calcext:value-type="float">
            <text:p>6.98E-11</text:p>
          </table:table-cell>
          <table:table-cell table:formula="of:=[.D32]/(0.00000008)" office:value-type="float" office:value="0.000872093023255814" calcext:value-type="float">
            <text:p>8.72E-04</text:p>
          </table:table-cell>
          <table:table-cell office:value-type="float" office:value="0.001223" calcext:value-type="float">
            <text:p>0.001223</text:p>
          </table:table-cell>
          <table:table-cell table:formula="of:=[.F32]/[.E32]" office:value-type="float" office:value="1.40237333333333" calcext:value-type="float">
            <text:p>1.4023733333</text:p>
          </table:table-cell>
        </table:table-row>
        <table:table-row table:style-name="ro1">
          <table:covered-table-cell table:number-columns-repeated="2"/>
          <table:table-cell office:value-type="float" office:value="65000" calcext:value-type="float">
            <text:p>65000</text:p>
          </table:table-cell>
          <table:table-cell table:formula="of:=([.C33]/(6.02E+023))/(0.000000001)" office:value-type="float" office:value="0.00000000010797342192691" calcext:value-type="float">
            <text:p>1.08E-10</text:p>
          </table:table-cell>
          <table:table-cell table:formula="of:=[.D33]/(0.00000008)" office:value-type="float" office:value="0.00134966777408638" calcext:value-type="float">
            <text:p>1.35E-03</text:p>
          </table:table-cell>
          <table:table-cell office:value-type="float" office:value="0.0024" calcext:value-type="float">
            <text:p>0.0024</text:p>
          </table:table-cell>
          <table:table-cell table:formula="of:=[.F33]/[.E33]" office:value-type="float" office:value="1.77821538461538" calcext:value-type="float">
            <text:p>1.7782153846</text:p>
          </table:table-cell>
        </table:table-row>
        <table:table-row table:style-name="ro1">
          <table:covered-table-cell table:number-columns-repeated="2"/>
          <table:table-cell office:value-type="float" office:value="112000" calcext:value-type="float">
            <text:p>112000</text:p>
          </table:table-cell>
          <table:table-cell table:formula="of:=([.C34]/(6.02E+023))/(0.000000001)" office:value-type="float" office:value="0.000000000186046511627907" calcext:value-type="float">
            <text:p>1.86E-10</text:p>
          </table:table-cell>
          <table:table-cell table:formula="of:=[.D34]/(0.00000008)" office:value-type="float" office:value="0.00232558139534884" calcext:value-type="float">
            <text:p>2.33E-03</text:p>
          </table:table-cell>
          <table:table-cell office:value-type="float" office:value="0.002798" calcext:value-type="float">
            <text:p>0.002798</text:p>
          </table:table-cell>
          <table:table-cell table:formula="of:=[.F34]/[.E34]" office:value-type="float" office:value="1.20314" calcext:value-type="float">
            <text:p>1.20314</text:p>
          </table:table-cell>
        </table:table-row>
        <table:table-row table:style-name="ro1">
          <table:covered-table-cell table:number-columns-repeated="2"/>
          <table:table-cell office:value-type="float" office:value="200000" calcext:value-type="float">
            <text:p>200000</text:p>
          </table:table-cell>
          <table:table-cell table:formula="of:=([.C35]/(6.02E+023))/(0.000000001)" office:value-type="float" office:value="0.000000000332225913621262" calcext:value-type="float">
            <text:p>3.32E-10</text:p>
          </table:table-cell>
          <table:table-cell table:formula="of:=[.D35]/(0.00000008)" office:value-type="float" office:value="0.00415282392026578" calcext:value-type="float">
            <text:p>4.15E-03</text:p>
          </table:table-cell>
          <table:table-cell office:value-type="float" office:value="0.006898" calcext:value-type="float">
            <text:p>0.006898</text:p>
          </table:table-cell>
          <table:table-cell table:formula="of:=[.F35]/[.E35]" office:value-type="float" office:value="1.6610384" calcext:value-type="float">
            <text:p>1.6610384</text:p>
          </table:table-cell>
        </table:table-row>
        <table:table-row table:style-name="ro1">
          <table:covered-table-cell table:number-columns-repeated="2"/>
          <table:table-cell office:value-type="float" office:value="263000" calcext:value-type="float">
            <text:p>263000</text:p>
          </table:table-cell>
          <table:table-cell table:formula="of:=([.C36]/(6.02E+023))/(0.000000001)" office:value-type="float" office:value="0.00000000043687707641196" calcext:value-type="float">
            <text:p>4.37E-10</text:p>
          </table:table-cell>
          <table:table-cell table:formula="of:=[.D36]/(0.00000008)" office:value-type="float" office:value="0.0054609634551495" calcext:value-type="float">
            <text:p>5.46E-03</text:p>
          </table:table-cell>
          <table:table-cell office:value-type="float" office:value="0.01002" calcext:value-type="float">
            <text:p>0.01002</text:p>
          </table:table-cell>
          <table:table-cell table:formula="of:=[.F36]/[.E36]" office:value-type="float" office:value="1.83484106463878" calcext:value-type="float">
            <text:p>1.8348410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6" loext:min-decimal-places="6" number:min-integer-digits="1" number:grouping="true"/>
    </number:number-style>
    <number:number-style style:name="N136">
      <number:number number:decimal-places="20" loext:min-decimal-places="20" number:min-integer-digits="1"/>
    </number:number-style>
    <number:number-style style:name="N13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7" loext:min-decimal-places="7" number:min-integer-digits="1"/>
    </number:number-style>
    <number:number-style style:name="N156">
      <number:number number:decimal-places="6" loext:min-decimal-places="6" number:min-integer-digits="1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1:39:05.257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2:12:53.863929000</meta:creation-date>
    <dc:date>2016-03-08T22:20:49.844870000</dc:date>
    <meta:editing-duration>P2DT6H13M8S</meta:editing-duration>
    <meta:editing-cycles>3</meta:editing-cycles>
    <meta:generator>LibreOffice/5.1.0.3$MacOSX_X86_64 LibreOffice_project/5e3e00a007d9b3b6efb6797a8b8e57b51ab1f737</meta:generator>
    <meta:document-statistic meta:table-count="2" meta:cell-count="622" meta:object-count="0"/>
  </office:meta>
</office:document-meta>
</file>